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ans-serif"/>
    <style:font-face style:name="OpenSymbol" svg:font-family="OpenSymbol"/>
    <style:font-face style:name="StarSymbol" svg:font-family="StarSymbol"/>
    <style:font-face style:name="Tahoma1"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5" style:family="table">
      <style:table-properties style:width="17.699cm" table:align="margins" style:writing-mode="lr-tb"/>
    </style:style>
    <style:style style:name="Tabelle5.A" style:family="table-column">
      <style:table-column-properties style:column-width="0.931cm" style:rel-column-width="3448*"/>
    </style:style>
    <style:style style:name="Tabelle5.B" style:family="table-column">
      <style:table-column-properties style:column-width="11.367cm" style:rel-column-width="42087*"/>
    </style:style>
    <style:style style:name="Tabelle5.C" style:family="table-column">
      <style:table-column-properties style:column-width="5.401cm" style:rel-column-width="20000*"/>
    </style:style>
    <style:style style:name="Tabelle5.A1" style:family="table-cell" style:data-style-name="N100">
      <style:table-cell-properties fo:background-color="#c0c0c0"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c0c0c0" fo:padding="0.097cm" fo:border="0.002cm solid #000000">
        <style:background-image/>
      </style:table-cell-properties>
    </style:style>
    <style:style style:name="Tabelle5.A2" style:family="table-cell" style:data-style-name="N100">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3" style:family="table">
      <style:table-properties style:width="17.699cm" fo:break-before="auto" fo:break-after="auto" table:align="margins" style:writing-mode="lr-tb"/>
    </style:style>
    <style:style style:name="Tabelle3.A" style:family="table-column">
      <style:table-column-properties style:column-width="3.538cm" style:rel-column-width="13101*"/>
    </style:style>
    <style:style style:name="Tabelle3.B" style:family="table-column">
      <style:table-column-properties style:column-width="3.54cm" style:rel-column-width="13108*"/>
    </style:style>
    <style:style style:name="Tabelle3.D" style:family="table-column">
      <style:table-column-properties style:column-width="3.844cm" style:rel-column-width="14231*"/>
    </style:style>
    <style:style style:name="Tabelle3.E" style:family="table-column">
      <style:table-column-properties style:column-width="3.237cm" style:rel-column-width="11987*"/>
    </style:style>
    <style:style style:name="Tabel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3.E1" style:family="table-cell">
      <style:table-cell-properties fo:background-color="#cccccc"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4" style:family="table">
      <style:table-properties style:width="17.699cm" table:align="margins" style:writing-mode="lr-tb"/>
    </style:style>
    <style:style style:name="Tabelle4.A" style:family="table-column">
      <style:table-column-properties style:column-width="4.424cm" style:rel-column-width="16383*"/>
    </style:style>
    <style:style style:name="Tabelle4.D" style:family="table-column">
      <style:table-column-properties style:column-width="4.426cm" style:rel-column-width="16386*"/>
    </style:style>
    <style:style style:name="Tabelle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4.D1" style:family="table-cell">
      <style:table-cell-properties fo:background-color="#c0c0c0"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D2" style:family="table-cell">
      <style:table-cell-properties fo:padding="0.097cm" fo:border-left="0.002cm solid #000000" fo:border-right="0.002cm solid #000000" fo:border-top="none" fo:border-bottom="0.002cm solid #000000"/>
    </style:style>
    <style:style style:name="Tabelle6" style:family="table">
      <style:table-properties style:width="17.699cm" table:align="margins" style:writing-mode="lr-tb"/>
    </style:style>
    <style:style style:name="Tabelle6.A" style:family="table-column">
      <style:table-column-properties style:column-width="1.113cm" style:rel-column-width="4121*"/>
    </style:style>
    <style:style style:name="Tabelle6.B" style:family="table-column">
      <style:table-column-properties style:column-width="2.104cm" style:rel-column-width="7791*"/>
    </style:style>
    <style:style style:name="Tabelle6.C" style:family="table-column">
      <style:table-column-properties style:column-width="9.742cm" style:rel-column-width="36072*"/>
    </style:style>
    <style:style style:name="Tabelle6.D" style:family="table-column">
      <style:table-column-properties style:column-width="4.74cm" style:rel-column-width="17551*"/>
    </style:style>
    <style:style style:name="Tabelle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6.D1" style:family="table-cell">
      <style:table-cell-properties fo:background-color="#c0c0c0" fo:padding="0.097cm" fo:border="0.002cm solid #000000">
        <style:background-image/>
      </style:table-cell-properties>
    </style:style>
    <style:style style:name="Tabelle6.A2" style:family="table-cell" style:data-style-name="N0">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none" fo:border-top="none" fo:border-bottom="0.002cm solid #000000"/>
    </style:style>
    <style:style style:name="Tabelle6.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font-size="14pt" fo:language="zxx" fo:country="none" style:font-size-asian="14pt" style:language-asian="zxx" style:country-asian="none" style:font-size-complex="14pt"/>
    </style:style>
    <style:style style:name="P2" style:family="paragraph" style:parent-style-name="Header">
      <style:paragraph-properties style:snap-to-layout-grid="false"/>
      <style:text-properties fo:font-size="14pt" fo:language="zxx" fo:country="none" style:font-size-asian="14pt" style:language-asian="zxx" style:country-asian="none" style:font-size-complex="14pt"/>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0" style:family="paragraph" style:parent-style-name="Standard">
      <style:paragraph-properties fo:text-align="start" style:justify-single-word="false" style:snap-to-layout-grid="false"/>
    </style:style>
    <style:style style:name="P11" style:family="paragraph" style:parent-style-name="Standard">
      <style:paragraph-properties fo:text-align="justify" style:justify-single-word="false"/>
    </style:style>
    <style:style style:name="P12" style:family="paragraph" style:parent-style-name="Standard">
      <style:text-properties fo:color="#000000"/>
    </style:style>
    <style:style style:name="P13" style:family="paragraph" style:parent-style-name="Standard">
      <style:paragraph-properties fo:text-align="justify" style:justify-single-word="false"/>
      <style:text-properties fo:color="#000000" style:font-name="Arial1" fo:font-size="12pt"/>
    </style:style>
    <style:style style:name="P14" style:family="paragraph" style:parent-style-name="Standard">
      <style:text-properties fo:font-size="22pt" fo:font-weight="bold" style:font-size-asian="22pt" style:font-weight-asian="bold" style:font-size-complex="22pt" style:font-weight-complex="bold"/>
    </style:style>
    <style:style style:name="P15" style:family="paragraph" style:parent-style-name="Standard">
      <style:paragraph-properties fo:text-align="justify" style:justify-single-word="false"/>
      <style:text-properties style:font-name="Arial1" fo:font-size="12pt"/>
    </style:style>
    <style:style style:name="P16"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text-properties fo:font-weight="normal" style:font-weight-asian="normal" style:font-weight-complex="normal"/>
    </style:style>
    <style:style style:name="P19"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20" style:family="paragraph" style:parent-style-name="Standard">
      <style:paragraph-properties fo:margin-left="0cm" fo:margin-right="0cm" fo:text-indent="0.046cm" style:auto-text-indent="false" style:snap-to-layout-grid="false"/>
    </style:style>
    <style:style style:name="P21" style:family="paragraph" style:parent-style-name="Standard">
      <style:paragraph-properties fo:margin-left="3.44cm" fo:margin-right="0cm" fo:text-align="justify" style:justify-single-word="false" fo:text-indent="-3.466cm" style:auto-text-indent="false">
        <style:tab-stops/>
      </style:paragraph-properties>
    </style:style>
    <style:style style:name="P22" style:family="paragraph" style:parent-style-name="Standard">
      <style:paragraph-properties fo:margin-left="3.44cm" fo:margin-right="0cm" fo:text-align="start" style:justify-single-word="false" fo:text-indent="-3.466cm" style:auto-text-indent="false">
        <style:tab-stops/>
      </style:paragraph-properties>
    </style:style>
    <style:style style:name="P23" style:family="paragraph" style:parent-style-name="Standard">
      <style:paragraph-properties fo:margin-left="-0.026cm" fo:margin-right="0cm" fo:text-align="justify" style:justify-single-word="false" fo:text-indent="0cm" style:auto-text-indent="false">
        <style:tab-stops/>
      </style:paragraph-properties>
    </style:style>
    <style:style style:name="P24" style:family="paragraph" style:parent-style-name="Standard">
      <style:paragraph-properties fo:margin-top="0cm" fo:margin-bottom="0cm" fo:orphans="0" fo:widows="0" fo:hyphenation-ladder-count="no-limit" text:number-lines="false" text:line-number="0"/>
      <style:text-properties fo:hyphenate="false" fo:hyphenation-remain-char-count="2" fo:hyphenation-push-char-count="2"/>
    </style:style>
    <style:style style:name="P25" style:family="paragraph" style:parent-style-name="Title">
      <style:text-properties fo:font-size="26pt" style:font-size-asian="26pt" style:font-size-complex="26pt"/>
    </style:style>
    <style:style style:name="P26" style:family="paragraph" style:parent-style-name="Standard">
      <style:paragraph-properties fo:margin-left="0cm" fo:margin-right="0cm" fo:text-align="justify" style:justify-single-word="false" fo:text-indent="0cm" style:auto-text-indent="false">
        <style:tab-stops/>
      </style:paragraph-properties>
    </style:style>
    <style:style style:name="P27" style:family="paragraph" style:parent-style-name="Standard">
      <style:paragraph-properties fo:margin-left="0cm" fo:margin-right="0cm" fo:text-align="justify" style:justify-single-word="false" fo:text-indent="0cm" style:auto-text-indent="false">
        <style:tab-stops>
          <style:tab-stop style:position="6.05cm"/>
          <style:tab-stop style:position="8.601cm"/>
          <style:tab-stop style:position="12.102cm"/>
        </style:tab-stops>
      </style:paragraph-properties>
      <style:text-properties fo:color="#000000" style:text-position="0% 100%" fo:font-size="12pt" fo:font-weight="normal"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cm" style:auto-text-indent="false">
        <style:tab-stops>
          <style:tab-stop style:position="6.05cm"/>
          <style:tab-stop style:position="8.601cm"/>
          <style:tab-stop style:position="12.102cm"/>
        </style:tab-stops>
      </style:paragraph-properties>
      <style:text-properties style:text-position="0% 100%" fo:font-size="12pt" style:font-size-asian="12pt" style:font-size-complex="12pt"/>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start"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justify" style:justify-single-word="false"/>
      <style:text-properties fo:font-weight="bold" style:font-weight-asian="bold" style:font-weight-complex="bold"/>
    </style:style>
    <style:style style:name="P34" style:family="paragraph" style:parent-style-name="Heading_20_1">
      <style:paragraph-properties fo:text-align="justify" style:justify-single-word="false"/>
    </style:style>
    <style:style style:name="P35" style:family="paragraph" style:parent-style-name="Heading_20_1">
      <style:paragraph-properties fo:break-before="page"/>
    </style:style>
    <style:style style:name="P36" style:family="paragraph" style:parent-style-name="Heading_20_1">
      <style:paragraph-properties fo:text-align="justify" style:justify-single-word="false" fo:break-before="page"/>
    </style:style>
    <style:style style:name="P37" style:family="paragraph" style:parent-style-name="Heading_20_2">
      <style:paragraph-properties fo:text-align="justify" style:justify-single-word="false"/>
    </style:style>
    <style:style style:name="P38" style:family="paragraph" style:parent-style-name="Standard" style:list-style-name="L1">
      <style:paragraph-properties fo:text-align="justify" style:justify-single-word="false">
        <style:tab-stops>
          <style:tab-stop style:position="4.738cm"/>
          <style:tab-stop style:position="5.052cm"/>
        </style:tab-stops>
      </style:paragraph-properties>
    </style:style>
    <style:style style:name="P39" style:family="paragraph" style:parent-style-name="Standard" style:list-style-name="L1">
      <style:paragraph-properties fo:text-align="justify" style:justify-single-word="false">
        <style:tab-stops>
          <style:tab-stop style:position="4.738cm"/>
        </style:tab-stops>
      </style:paragraph-properties>
    </style:style>
    <style:style style:name="P40" style:family="paragraph" style:parent-style-name="Standard" style:list-style-name="L2">
      <style:paragraph-properties fo:text-align="justify" style:justify-single-word="false"/>
    </style:style>
    <style:style style:name="P41" style:family="paragraph" style:parent-style-name="Standard" style:list-style-name="L3">
      <style:paragraph-properties fo:text-align="justify" style:justify-single-word="false"/>
    </style:style>
    <style:style style:name="P42" style:family="paragraph" style:parent-style-name="Standard" style:list-style-name="L4">
      <style:paragraph-properties fo:text-align="justify" style:justify-single-word="false"/>
    </style:style>
    <style:style style:name="P43" style:family="paragraph" style:parent-style-name="Standard" style:list-style-name="L5">
      <style:paragraph-properties fo:text-align="justify" style:justify-single-word="false"/>
    </style:style>
    <style:style style:name="P44" style:family="paragraph" style:parent-style-name="Standard" style:list-style-name="L6">
      <style:paragraph-properties fo:text-align="justify" style:justify-single-word="false">
        <style:tab-stops>
          <style:tab-stop style:position="3.909cm"/>
          <style:tab-stop style:position="8.601cm"/>
          <style:tab-stop style:position="12.102cm"/>
        </style:tab-stops>
      </style:paragraph-properties>
    </style:style>
    <style:style style:name="P45" style:family="paragraph" style:parent-style-name="Standard" style:list-style-name="L6">
      <style:paragraph-properties fo:text-align="justify" style:justify-single-word="false"/>
    </style:style>
    <style:style style:name="P46" style:family="paragraph" style:parent-style-name="Standard" style:master-page-name="First_20_Page">
      <style:paragraph-properties style:page-number="1"/>
    </style:style>
    <style:style style:name="P47" style:family="paragraph" style:parent-style-name="Standard" style:list-style-name="L3">
      <style:paragraph-properties fo:margin-left="-0.037cm" fo:margin-right="-0.007cm" fo:text-align="justify" style:justify-single-word="false" fo:text-indent="-0.635cm" style:auto-text-indent="false">
        <style:tab-stops>
          <style:tab-stop style:position="6.05cm"/>
          <style:tab-stop style:position="8.601cm"/>
          <style:tab-stop style:position="12.102cm"/>
        </style:tab-stops>
      </style:paragraph-properties>
      <style:text-properties fo:font-size="12pt" fo:font-weight="bold" style:font-size-asian="12pt" style:font-weight-asian="bold" style:font-size-complex="12pt" style:font-weight-complex="bold"/>
    </style:style>
    <style:style style:name="P48" style:family="paragraph" style:parent-style-name="Standard" style:list-style-name="L3">
      <style:paragraph-properties fo:margin-left="0.023cm" fo:margin-right="-0.007cm" fo:text-align="justify" style:justify-single-word="false" fo:text-indent="-0.635cm" style:auto-text-indent="false">
        <style:tab-stops>
          <style:tab-stop style:position="6.05cm"/>
          <style:tab-stop style:position="8.601cm"/>
          <style:tab-stop style:position="12.102cm"/>
        </style:tab-stops>
      </style:paragraph-properties>
      <style:text-properties fo:font-size="12pt" fo:font-weight="bold" style:font-size-asian="12pt" style:font-weight-asian="bold" style:font-size-complex="12pt" style:font-weight-complex="bold"/>
    </style:style>
    <style:style style:name="P49" style:family="paragraph" style:parent-style-name="Standard" style:list-style-name="L3">
      <style:paragraph-properties fo:margin-left="-0.007cm" fo:margin-right="-0.007cm" fo:text-align="justify" style:justify-single-word="false" fo:text-indent="-0.635cm" style:auto-text-indent="false">
        <style:tab-stops>
          <style:tab-stop style:position="6.05cm"/>
          <style:tab-stop style:position="8.601cm"/>
          <style:tab-stop style:position="12.102cm"/>
        </style:tab-stops>
      </style:paragraph-properties>
      <style:text-properties fo:font-size="12pt" fo:font-weight="bold" style:font-size-asian="12pt" style:font-weight-asian="bold" style:font-size-complex="12pt" style:font-weight-complex="bold"/>
    </style:style>
    <style:style style:name="P50" style:family="paragraph" style:parent-style-name="Standard" style:list-style-name="L4">
      <style:paragraph-properties fo:margin-left="-0.007cm" fo:margin-right="-0.007cm" fo:text-align="justify" style:justify-single-word="false" fo:text-indent="-0.635cm" style:auto-text-indent="false">
        <style:tab-stops>
          <style:tab-stop style:position="6.05cm"/>
          <style:tab-stop style:position="8.601cm"/>
          <style:tab-stop style:position="12.102cm"/>
        </style:tab-stops>
      </style:paragraph-properties>
      <style:text-properties fo:font-weight="bold" style:font-weight-asian="bold" style:font-weight-complex="bold"/>
    </style:style>
    <style:style style:name="P51" style:family="paragraph" style:parent-style-name="Standard" style:list-style-name="L4">
      <style:paragraph-properties fo:margin-left="-0.037cm" fo:margin-right="-0.007cm" fo:text-align="justify" style:justify-single-word="false" fo:text-indent="-0.661cm" style:auto-text-indent="false">
        <style:tab-stops>
          <style:tab-stop style:position="6.05cm"/>
          <style:tab-stop style:position="8.601cm"/>
          <style:tab-stop style:position="12.102cm"/>
        </style:tab-stops>
      </style:paragraph-properties>
      <style:text-properties fo:font-weight="bold" style:font-weight-asian="bold" style:font-weight-complex="bold"/>
    </style:style>
    <style:style style:name="P52" style:family="paragraph" style:parent-style-name="Standard" style:list-style-name="L4">
      <style:paragraph-properties fo:margin-left="0.023cm" fo:margin-right="0.023cm" fo:text-align="justify" style:justify-single-word="false" fo:text-indent="-0.635cm" style:auto-text-indent="false">
        <style:tab-stops>
          <style:tab-stop style:position="6.05cm"/>
          <style:tab-stop style:position="8.601cm"/>
          <style:tab-stop style:position="12.102cm"/>
        </style:tab-stops>
      </style:paragraph-properties>
    </style:style>
    <style:style style:name="P53" style:family="paragraph" style:parent-style-name="Standard" style:list-style-name="L5">
      <style:paragraph-properties fo:margin-left="0.03cm" fo:margin-right="0cm" fo:text-align="justify" style:justify-single-word="false" fo:text-indent="-0.635cm" style:auto-text-indent="false">
        <style:tab-stops>
          <style:tab-stop style:position="6.05cm"/>
          <style:tab-stop style:position="8.601cm"/>
          <style:tab-stop style:position="12.102cm"/>
        </style:tab-stops>
      </style:paragraph-properties>
    </style:style>
    <style:style style:name="P54" style:family="paragraph" style:parent-style-name="Standard" style:list-style-name="L5">
      <style:paragraph-properties fo:margin-left="1.293cm" fo:margin-right="0cm" fo:text-align="justify" style:justify-single-word="false" fo:text-indent="-0.631cm" style:auto-text-indent="false">
        <style:tab-stops>
          <style:tab-stop style:position="6.05cm"/>
          <style:tab-stop style:position="8.601cm"/>
          <style:tab-stop style:position="12.102cm"/>
        </style:tab-stops>
      </style:paragraph-properties>
      <style:text-properties style:text-position="0% 100%" fo:font-size="12pt" style:font-size-asian="12pt" style:font-size-complex="12pt"/>
    </style:style>
    <style:style style:name="P55"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56"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zxx" fo:country="none" style:language-asian="zxx" style:country-asian="none"/>
    </style:style>
    <style:style style:name="T2" style:family="text">
      <style:text-properties fo:font-size="14pt" fo:language="zxx" fo:country="none" style:font-size-asian="14pt" style:language-asian="zxx" style:country-asian="none" style:font-size-complex="14pt"/>
    </style:style>
    <style:style style:name="T3" style:family="text">
      <style:text-properties fo:font-style="italic" style:font-style-asian="italic"/>
    </style:style>
    <style:style style:name="T4" style:family="text">
      <style:text-properties fo:font-weight="bold" style:font-weight-asian="bold" style:font-weight-complex="bold"/>
    </style:style>
    <style:style style:name="T5" style:family="text">
      <style:text-properties fo:language="en" fo:country="US" style:language-complex="ar" style:country-complex="SA"/>
    </style:style>
    <style:style style:name="T6" style:family="text">
      <style:text-properties style:font-name="Arial1" fo:font-size="12pt"/>
    </style:style>
    <style:style style:name="T7" style:family="text">
      <style:text-properties style:use-window-font-color="true" style:text-outline="false" style:text-line-through-style="none" style:text-position="0% 100%" style:font-name="Segoe UI"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Standard"/>
      <text:p text:style-name="Standard"/>
      <text:p text:style-name="Standard"/>
      <text:p text:style-name="Standard"/>
      <text:p text:style-name="Standard"/>
      <text:p text:style-name="Standard"/>
      <text:p text:style-name="Standard"/>
      <text:p text:style-name="Standard"/>
      <text:p text:style-name="P25"><text:reference-mark-start text:name="Titel"/>Testspezifikation 'Befehlsvalidierung'<text:reference-mark-end text:name="Titel"/></text:p>
      <text:p text:style-name="Standard"><text:s/>Für das studentische Projekt <text:span text:style-name="T3"><text:subject>Sichere Eisenbahnsteuerung</text:subject></text:span></text:p>
      <text:p text:style-name="Standard"/>
      <text:p text:style-name="Standard"/>
      <text:p text:style-name="Standard"/>
      <text:p text:style-name="P19"><text:span text:style-name="T4">Datum</text:span><text:tab/><text:modification-date style:data-style-name="N36">08.06.2010</text:modification-date></text:p>
      <text:p text:style-name="P19"><text:span text:style-name="T4">Quelle</text:span><text:tab/>Dokumente\04_Test\04.01_Testspezifikation\04.01.00_PDFs</text:p>
      <text:p text:style-name="P24"><text:span text:style-name="T4">Autoren</text:span><text:tab/>O. Bohn</text:p>
      <text:p text:style-name="P19"><text:span text:style-name="T4">Version</text:span><text:tab/><text:reference-mark-start text:name="Version"/><text:span text:style-name="Version_20_Char">0.4</text:span><text:reference-mark-end text:name="Version"/></text:p>
      <text:p text:style-name="P19"><text:span text:style-name="T4">Status</text:span><text:tab/>Review durchgeführt, Anpassungen erforderlich</text:p>
      <text:p text:style-name="P19"/>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20">Bemerkung</text:p>
          </table:table-cell>
        </table:table-row>
        <table:table-row table:style-name="Tabelle1.1">
          <table:table-cell table:style-name="Tabelle1.A2" office:value-type="float" office:value="0">
            <text:p text:style-name="P8">0.1</text:p>
          </table:table-cell>
          <table:table-cell table:style-name="Tabelle1.A2" office:value-type="float" office:value="40212">
            <text:p text:style-name="P10">26.05.2010</text:p>
          </table:table-cell>
          <table:table-cell table:style-name="Tabelle1.A2" office:value-type="float" office:value="0">
            <text:p text:style-name="P8">O. Bohn</text:p>
          </table:table-cell>
          <table:table-cell table:style-name="Tabelle1.D2" office:value-type="float" office:value="0">
            <text:p text:style-name="P8">Initialisierung der Testspezifikation:</text:p>
            <text:p text:style-name="P8">Anlegen der Testfälle 5 bis 9. </text:p>
          </table:table-cell>
        </table:table-row>
        <table:table-row table:style-name="Tabelle1.1">
          <table:table-cell table:style-name="Tabelle1.A2" office:value-type="float" office:value="0">
            <text:p text:style-name="P8">0.2</text:p>
          </table:table-cell>
          <table:table-cell table:style-name="Tabelle1.A2" office:value-type="float" office:value="0">
            <text:p text:style-name="P8">27.05.2010</text:p>
          </table:table-cell>
          <table:table-cell table:style-name="Tabelle1.A2" office:value-type="float" office:value="0">
            <text:p text:style-name="P8">O. Bohn</text:p>
          </table:table-cell>
          <table:table-cell table:style-name="Tabelle1.D2" office:value-type="float" office:value="0">
            <text:p text:style-name="P8">Anlegen der Testfälle 10 bis 16.</text:p>
          </table:table-cell>
        </table:table-row>
        <table:table-row table:style-name="Tabelle1.1">
          <table:table-cell table:style-name="Tabelle1.A2" office:value-type="float" office:value="0">
            <text:p text:style-name="P8">0.3</text:p>
          </table:table-cell>
          <table:table-cell table:style-name="Tabelle1.A2" office:value-type="float" office:value="0">
            <text:p text:style-name="P8">03.06.2010</text:p>
          </table:table-cell>
          <table:table-cell table:style-name="Tabelle1.A2" office:value-type="float" office:value="0">
            <text:p text:style-name="P8">O. Bohn</text:p>
          </table:table-cell>
          <table:table-cell table:style-name="Tabelle1.D2" office:value-type="float" office:value="0">
            <text:p text:style-name="P8">Überarbeiten der bereits angelegten Testfälle 1 bis 13, Entfernen von Rechtschreibfehlern. </text:p>
            <text:p text:style-name="P8">Anlegen der fehlenden Testfälle. </text:p>
          </table:table-cell>
        </table:table-row>
        <table:table-row table:style-name="Tabelle1.1">
          <table:table-cell table:style-name="Tabelle1.A2" office:value-type="float" office:value="0">
            <text:p text:style-name="P8">0.4</text:p>
          </table:table-cell>
          <table:table-cell table:style-name="Tabelle1.A2" office:value-type="float" office:value="0">
            <text:p text:style-name="P8">08.06.2010</text:p>
          </table:table-cell>
          <table:table-cell table:style-name="Tabelle1.A2" office:value-type="float" office:value="0">
            <text:p text:style-name="P8">F. Geber</text:p>
          </table:table-cell>
          <table:table-cell table:style-name="Tabelle1.D2" office:value-type="float" office:value="0">
            <text:p text:style-name="P8">Ausbessern von Rechtschreibfehlern, Anderes im Review-Dokument</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P14"/>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56">1 <text:s/>Historie<text:tab/>2</text:p>
          <text:p text:style-name="P56">2 <text:s/>Inhaltsverzeichnis<text:tab/>3</text:p>
          <text:p text:style-name="P56">3 <text:s/>Identifikation des Testobjekts<text:tab/>7</text:p>
          <text:p text:style-name="P56">4 <text:s/>Testziele<text:tab/>8</text:p>
          <text:p text:style-name="P56">5 <text:s/>Testfall 1 „Initialisierung der Befehlsvalidierung“<text:tab/>9</text:p>
          <text:p text:style-name="P55">5.1 <text:s/>Identifikation des Testobjektes<text:tab/>9</text:p>
          <text:p text:style-name="P55">5.2 <text:s/>Test-Identifikation<text:tab/>9</text:p>
          <text:p text:style-name="P55">5.3 <text:s/>Testfallbeschreibung<text:tab/>9</text:p>
          <text:p text:style-name="P55">5.4 <text:s/>Testskript<text:tab/>9</text:p>
          <text:p text:style-name="P55">5.5 <text:s/>Test-Protokoll<text:tab/>10</text:p>
          <text:p text:style-name="P56">6 <text:s/>Testfall 2 „checkStreckenTopologie“<text:tab/>11</text:p>
          <text:p text:style-name="P55">6.1 <text:s/>Identifikation des Testobjektes<text:tab/>11</text:p>
          <text:p text:style-name="P55">6.2 <text:s/>Test-Identifikation<text:tab/>11</text:p>
          <text:p text:style-name="P55">6.3 <text:s/>Testfallbeschreibung<text:tab/>11</text:p>
          <text:p text:style-name="P55">6.4 <text:s/>Testskript<text:tab/>11</text:p>
          <text:p text:style-name="P55">6.5 <text:s/>Test-Referenz<text:tab/>11</text:p>
          <text:p text:style-name="P55">6.6 <text:s/>Test-Protokoll<text:tab/>12</text:p>
          <text:p text:style-name="P56">7 <text:s/>Testfall 3 „sendSensorDaten“<text:tab/>13</text:p>
          <text:p text:style-name="P55">7.1 <text:s/>Identifikation des Testobjektes<text:tab/>13</text:p>
          <text:p text:style-name="P55">7.2 <text:s/>Test-Identifikation<text:tab/>13</text:p>
          <text:p text:style-name="P55">7.3 <text:s/>Testfallbeschreibung<text:tab/>13</text:p>
          <text:p text:style-name="P55">7.4 <text:s/>Testskript<text:tab/>13</text:p>
          <text:p text:style-name="P55">7.5 <text:s/>Test Referenz<text:tab/>14</text:p>
          <text:p text:style-name="P55">7.6 <text:s/>Test-Protokoll<text:tab/>14</text:p>
          <text:p text:style-name="P56">8 <text:s/>Testfall 4 „checkStreckenBefehl“<text:tab/>15</text:p>
          <text:p text:style-name="P55">8.1 <text:s/>Identifikation des Testobjektes<text:tab/>15</text:p>
          <text:p text:style-name="P55">8.2 <text:s/>Test-Identifikation<text:tab/>15</text:p>
          <text:p text:style-name="P55">8.3 <text:s/>Testfallbeschreibung<text:tab/>15</text:p>
          <text:p text:style-name="P55">8.4 <text:s/>Testskript<text:tab/>15</text:p>
          <text:p text:style-name="P55"><text:soft-page-break/>8.5 <text:s/>Test-Protokoll<text:tab/>16</text:p>
          <text:p text:style-name="P56">9 <text:s/>Testfall 5 „sendStreckenBefehl“<text:tab/>17</text:p>
          <text:p text:style-name="P55">9.1 <text:s/>Identifikation des Testobjektes<text:tab/>17</text:p>
          <text:p text:style-name="P55">9.2 <text:s/>Test-Identifikation<text:tab/>17</text:p>
          <text:p text:style-name="P55">9.3 <text:s/>Testfallbeschreibung<text:tab/>17</text:p>
          <text:p text:style-name="P55">9.4 <text:s/>Testskript<text:tab/>17</text:p>
          <text:p text:style-name="P55">9.5 <text:s/>Test Referenz<text:tab/>18</text:p>
          <text:p text:style-name="P55">9.6 <text:s/>Test-Protokoll<text:tab/>18</text:p>
          <text:p text:style-name="P56">10 <text:s/>Testfall 6 „checkSensorDaten“<text:tab/>19</text:p>
          <text:p text:style-name="P55">10.1 <text:s/>Identifikation des Testobjektes<text:tab/>19</text:p>
          <text:p text:style-name="P55">10.2 <text:s/>Test-Identifikation<text:tab/>19</text:p>
          <text:p text:style-name="P55">10.3 <text:s/>Testfallbeschreibung<text:tab/>19</text:p>
          <text:p text:style-name="P55">10.4 <text:s/>Testskript<text:tab/>19</text:p>
          <text:p text:style-name="P55">10.5 <text:s/>Test-Protokoll<text:tab/>20</text:p>
          <text:p text:style-name="P56">11 <text:s/>Testfall 8 „zugNebenSensor“<text:tab/>21</text:p>
          <text:p text:style-name="P55">11.1 <text:s/>Identifikation des Testobjektes<text:tab/>21</text:p>
          <text:p text:style-name="P55">11.2 <text:s/>Test-Identifikation<text:tab/>21</text:p>
          <text:p text:style-name="P55">11.3 <text:s/>Testfallbeschreibung<text:tab/>21</text:p>
          <text:p text:style-name="P55">11.4 <text:s/>Testskript<text:tab/>21</text:p>
          <text:p text:style-name="P55">11.5 <text:s/>Test-Protokoll<text:tab/>21</text:p>
          <text:p text:style-name="P56">12 <text:s/>Testfall 9 „sensorNachbarn“<text:tab/>22</text:p>
          <text:p text:style-name="P55">12.1 <text:s/>Identifikation des Testobjektes<text:tab/>22</text:p>
          <text:p text:style-name="P55">12.2 <text:s/>Test-Identifikation<text:tab/>22</text:p>
          <text:p text:style-name="P55">12.3 <text:s/>Testfallbeschreibung<text:tab/>22</text:p>
          <text:p text:style-name="P55">12.4 <text:s/>Testskript<text:tab/>22</text:p>
          <text:p text:style-name="P55">12.5 <text:s/>Test-Protokoll<text:tab/>22</text:p>
          <text:p text:style-name="P56">13 <text:s/>Testfall 10 „sendNachricht“<text:tab/>23</text:p>
          <text:p text:style-name="P55">13.1 <text:s/>Identifikation des Testobjektes<text:tab/>23</text:p>
          <text:p text:style-name="P55">13.2 <text:s/>Test-Identifikation<text:tab/>23</text:p>
          <text:p text:style-name="P55">13.3 <text:s/>Testfallbeschreibung<text:tab/>23</text:p>
          <text:p text:style-name="P55">13.4 <text:s/>Testskript<text:tab/>23</text:p>
          <text:p text:style-name="P55"><text:soft-page-break/>13.5 <text:s/>Test-Protokoll<text:tab/>23</text:p>
          <text:p text:style-name="P56">14 <text:s/>Testfall 11 „checkKritischerZustand“<text:tab/>24</text:p>
          <text:p text:style-name="P55">14.1 <text:s/>Identifikation des Testobjektes<text:tab/>24</text:p>
          <text:p text:style-name="P55">14.2 <text:s/>Test-Identifikation<text:tab/>24</text:p>
          <text:p text:style-name="P55">14.3 <text:s/>Testfallbeschreibung<text:tab/>24</text:p>
          <text:p text:style-name="P55">14.4 <text:s/>Testskript<text:tab/>24</text:p>
          <text:p text:style-name="P55">14.5 <text:s/>Test-Protokoll<text:tab/>25</text:p>
          <text:p text:style-name="P56">15 <text:s/>Testfall 12 „weicheRichtig“<text:tab/>26</text:p>
          <text:p text:style-name="P55">15.1 <text:s/>Identifikation des Testobjektes<text:tab/>26</text:p>
          <text:p text:style-name="P55">15.2 <text:s/>Test-Identifikation<text:tab/>26</text:p>
          <text:p text:style-name="P55">15.3 <text:s/>Testfallbeschreibung<text:tab/>26</text:p>
          <text:p text:style-name="P55">15.4 <text:s/>Testskript<text:tab/>26</text:p>
          <text:p text:style-name="P55">15.5 <text:s/>Test-Protokoll<text:tab/>26</text:p>
          <text:p text:style-name="P56">16 <text:s/>Testfall 13 „zugFährtaufWeicheZu“<text:tab/>27</text:p>
          <text:p text:style-name="P55">16.1 <text:s/>Identifikation des Testobjektes<text:tab/>27</text:p>
          <text:p text:style-name="P55">16.2 <text:s/>Test-Identifikation<text:tab/>27</text:p>
          <text:p text:style-name="P55">16.3 <text:s/>Testfallbeschreibung<text:tab/>27</text:p>
          <text:p text:style-name="P55">16.4 <text:s/>Testskript<text:tab/>27</text:p>
          <text:p text:style-name="P55">16.5 <text:s/>Test-Protokoll<text:tab/>27</text:p>
          <text:p text:style-name="P56">17 <text:s text:c="2"/>Testfall 14 „ZielGleisundWeiche“<text:tab/>28</text:p>
          <text:p text:style-name="P55">17.1 <text:s/>Identifikation des Testobjektes<text:tab/>28</text:p>
          <text:p text:style-name="P55">17.2 <text:s/>Test-Identifikation<text:tab/>28</text:p>
          <text:p text:style-name="P55">17.3 <text:s/>Testfallbeschreibung<text:tab/>28</text:p>
          <text:p text:style-name="P55">17.4 <text:s/>Testskript<text:tab/>28</text:p>
          <text:p text:style-name="P55">17.5 <text:s/>Test-Protokoll<text:tab/>28</text:p>
          <text:p text:style-name="P56">18 <text:s text:c="2"/>Testfall 15 „void workBV“<text:tab/>29</text:p>
          <text:p text:style-name="P55">18.1 <text:s/>Identifikation des Testobjektes<text:tab/>29</text:p>
          <text:p text:style-name="P55">18.2 <text:s/>Test-Identifikation<text:tab/>29</text:p>
          <text:p text:style-name="P55">18.3 <text:s/>Testfallbeschreibung<text:tab/>29</text:p>
          <text:p text:style-name="P55">18.4 <text:s/>Testskript<text:tab/>29</text:p>
          <text:p text:style-name="P55">18.5 <text:s/>Test-Referenz<text:tab/>30</text:p>
          <text:p text:style-name="P55"><text:soft-page-break/>18.6 <text:s/>Test-Protokoll<text:tab/>31</text:p>
          <text:p text:style-name="P56">19 <text:s/>Auswertung<text:tab/>32</text:p>
        </text:index-body>
      </text:table-of-content>
      <text:p text:style-name="P9"/>
      <text:h text:style-name="Heading_20_1" text:outline-level="1"><text:s/>Identifikation des Testobjekts</text:h>
      <text:p text:style-name="P11">Es wird der Programmcode zum Softwaremodul „Befehlsvalidierung“ getestet:</text:p>
      <text:list xml:id="list32591526" text:style-name="L1">
        <text:list-item>
          <text:p text:style-name="P38">Befehlsvalidierung.c<text:tab/><text:tab/><text:tab/>(Version 1.1, <text:span text:style-name="T5">Repository</text:span>-Nr. 213)</text:p>
        </text:list-item>
        <text:list-item>
          <text:p text:style-name="P39">Befehlsvalidierung.h<text:tab/><text:tab/>(Version 1.1, <text:span text:style-name="T5">Repository</text:span>-Nr. 213)</text:p>
        </text:list-item>
      </text:list>
      <text:p text:style-name="P15">Das Modul „Befehlsvalidierung“ ist in der Sicherheitsschicht der Software angeordnet. </text:p>
      <text:p text:style-name="P11">Das Modul prüft die von der Leitzentrale (Anwendungsschicht-Modul) kommenden Streckenbefehle auf deren Gültigkeit und leitet sie an die Ergebnisvalidierung weiter. Darüber hinaus reicht sie die vom S88-Treiber kommenden Sensordaten an die Leitzentrale weiter falls dieser keinen Fehler gemeldet hat. Meldet der S88-Treiber jedoch einen Fehler, schaltet die Befehlsvalidierung das System über den Not-Aus-Treiber ab.</text:p>
      <text:p text:style-name="P13">Für die Prüfung der Streckenbefehle hat die Befehlsvalidierung ein eigenes Streckenabbild inklusive Gleisabschnitts-Belegung. Die in der Befehlsvalidierung definierte Streckentopologie kann von der Leitzentrale lesend mitbenutzt werden, um Redundanz zu vermeiden.</text:p>
      <text:p text:style-name="P11"/>
      <text:p text:style-name="P11"/>
      <text:h text:style-name="P35" text:outline-level="1"><text:s/>Testziele</text:h>
      <text:p text:style-name="P11">Der Test des Software-Moduls <text:span text:style-name="T6">„Befehlsvalidierung“</text:span> soll sicherstellen, dass die im Rahmen der Einleitung dargestellte Funktionalität vom Modul vollständig und fehlerfrei zur Verfügung gestellt wird. Hieraus resultieren im Detail die folgenden zwei globalen Testziele: </text:p>
      <text:list xml:id="list32579817" text:style-name="L2">
        <text:list-item>
          <text:p text:style-name="P40">Durch das Erreichen des ersten Testziels ist sicherzustellen, ob ein gültiger Streckenbefehl von der Befehlsvalidierung an die Ergebnisvalidierung weitergeleitet wird. </text:p>
        </text:list-item>
        <text:list-item>
          <text:p text:style-name="P40">Als weiteres Testziel ist zu überprüfen, ob die S88-Sensordaten, sofern kein Fehler gemeldet wurde, an die Leitzentrale gesendet werden. Ist hingegen ein Fehler aufgetreten, muss durch den Test überprüft werden, ob tatsächlich eine Abschaltung über den Not-Aus-Treiber erfolgt. </text:p>
        </text:list-item>
      </text:list>
      <text:p text:style-name="P11">Zum Erreichen dieser Testziele ist die einwandfreie Funktionalität der innerhalb des Moduls definierten Hilfsfunktionen zu überprüfen. </text:p>
      <text:h text:style-name="Heading_20_1" text:outline-level="1"><text:s/>Testfall 1 „Initialisierung der Befehlsvalidierung“</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Init</text:p>
      <text:p text:style-name="P23">Verzeichnisse:</text:p>
      <text:p text:style-name="P22">Testskripts:<text:tab/>Google Code → Dokumente → 04_Tests → 04.02_Testskript → 04.02.01_ Befehlsvalidierung_Init</text:p>
      <text:p text:style-name="P22">Testprotokolle:<text:tab/>Google Code → Dokumente → 04_Tests → 04.03_Testprotokolle → <text:s/>04.03.01_ Befehlsvalidierung_Init</text:p>
      <text:h text:style-name="Heading_20_2" text:outline-level="2"><text:s/>Testfallbeschreibung</text:h>
      <text:p text:style-name="P11">Dieser Testfall dient dazu, zu überprüfen, ob das Modul Befehlsvalidierung durch den Aufruf der void initBV(void) Schnittstelle aus der Betriebsmittelverwaltung heraus der Spezifikation entsprechend initialisiert wird.</text:p>
      <text:p text:style-name="P11">Das heißt, dass durch einen Aufruf der Funktion static void defineStreckenTopologie (void) <text:s/>die Streckentopologie bei der Initialisierung angelegt wird. Des Weiteren ist die Kopie der Streckentopologie für die Leitzentrale durch einen Aufruf von static void copy-StreckenBelegung(void) bereitzustellen. </text:p>
      <text:p text:style-name="P11">Durch diesen Testfall wird das Verhalten von den Funktionen <text:s/>static void defineStreckenTopologie (void) und static void copyStreckenBelegung(void) mit überprüft. Aus diesem Grund wird für beide Funktionen kein separater Testfall angelegt. </text:p>
      <text:h text:style-name="Heading_20_2" text:outline-level="2"><text:s/>Testskript</text:h>
      <text:p text:style-name="P11">Um den im vorangegangenen Abschnitt beschriebenen Testfall zu realisieren, wird ein Testskript angefertigt. Mit Hilfe dieses Skripts wird die void initBV (void) Funktion des Moduls Befehlsvalidierung aufgerufen. Dies führt implizit zu einem Aufruf der Funktionen static void defineStreckenTopologie (void) und static void copyStreckenBelegung(void). </text:p>
      <text:p text:style-name="P11">Im ersten Schritt ist zu überprüfen, ob beide obengenannten Funktionen innerhalb der initBV () aufgerufen werden. Ist dies sichergestellt, muss überprüft werden, ob static void defineStreckenTopologie (void) und static void copyStreckenBelegung(void) vollständig abgearbeitet wurden.</text:p>
      <text:p text:style-name="P11">Zu diesem Zweck werden im Anschluss die globalen Variablen BV_Streckentopologie, BV_weichenBelegung, <office:annotation><dc:creator>Felix Geber</dc:creator><dc:date>2010-06-07T20:18:03.68</dc:date><text:p text:style-name="P57"><text:span text:style-name="T7">Nicht BV_gleisBelegung</text:span></text:p></office:annotation>BV_streckenBelegung und BV_zugPosition überprüft. Wurden die obengenannten Funktionen vollständig und der Spezifikation entsprechend ausgeführt, müssen diese Variablen einen definierten Inhalt haben. Dieser wird mit Hilfe einer for - Schleife durchlaufen. Der Inhalt der Variablen wird mit dem erwarteten Ergebnis verglichen. </text:p>
      <text:p text:style-name="P11"><text:soft-page-break/>Sollte eine Abweichung auftreten, wird diese auf der Konsole ausgegeben. Es sollen sowohl die Variable, in der die Abweichung aufgetreten ist, als auch die interne Stelle (Index) ausgegeben werden. </text:p>
      <text:p text:style-name="P11"/>
      <text:p text:style-name="P11"/>
      <text:p text:style-name="Standard">Dies wird mit folgendem Test-Skript realisiert:</text:p>
      <text:p text:style-name="P11">siehe 'Google Code → 04_Test → 04.02_Testskripts → 04.02.01_Befehlsvalidierung_Init'</text:p>
      <text:h text:style-name="Heading_20_2" text:outline-level="2"><text:s/>Test-Protokoll</text:h>
      <text:p text:style-name="P11">Das Konsolen-Ergebnis wird in das Dokument 'Protokoll_Test_Befehlsvalidierung_Init' kopiert und diese Datei im Ordner 'Google Code → Dokumente → 04_Tests → 04.03_Testprotokolle → 04.03.01_Befehlsvalidierung' abgelegt.</text:p>
      <text:h text:style-name="P35" text:outline-level="1"><text:s/>Testfall 2 „checkStreckenTopologie“</text:h>
      <text:h text:style-name="Heading_20_2" text:outline-level="2"><text:s/>Identifikation des Testobjektes</text:h>
      <text:p text:style-name="P11">siehe Kapitel 3</text:p>
      <text:h text:style-name="P37" text:outline-level="2"><text:s/>Test-Identifikation</text:h>
      <text:p text:style-name="P21">Testname:<text:tab/>Test_ Befehlsvalidierung_ checkStreckenTopologie</text:p>
      <text:p text:style-name="P23">Verzeichnisse:</text:p>
      <text:p text:style-name="P22">Testskripts:<text:tab/>Google Code → Dokumente → 04_Tests → 04.02_Testskript → 04.02.01_ Befehlsvalidierung_ checkStreckenTopologie</text:p>
      <text:p text:style-name="P22">Testprotokolle:<text:tab/>Google Code → Dokumente → 04_Tests → 04.03_Testprotokolle → <text:s/>04.03.01_ Befehlsvalidierung_ checkStreckenTopologie</text:p>
      <text:h text:style-name="Heading_20_2" text:outline-level="2"><text:s/>Testfallbeschreibung</text:h>
      <text:p text:style-name="P26">Dieser Testfall dient zur Überprüfung der lokalen Funktion static boolean checkStreckenTopologie (void) im Modul Befehlsvalidierung. Diese vergleicht die originale Streckentopologie (streckentopologie) mit der globalen Kopie, die für die Leitzentrale (BV_Streckentopologie) erzeugt wird. Das Verhalten dieser Funktion nach einem Aufruf ist im entsprechenden Modul-Design spezifiziert. Der Rückgabewert ist gleich <office:annotation><dc:creator>Felix Geber</dc:creator><dc:date>2010-06-07T20:21:22.68</dc:date><text:p text:style-name="P57"><text:span text:style-name="T7">Da boolean: TRUE</text:span></text:p></office:annotation>eins, sofern die Kopie nicht vom Original abweicht und gleich <office:annotation><dc:creator>Felix Geber</dc:creator><dc:date>2010-06-07T20:21:34.68</dc:date><text:p text:style-name="P57"><text:span text:style-name="T7">Da boolean: FALSE</text:span></text:p></office:annotation>null, wenn eine Abweichung vorliegt. </text:p>
      <text:p text:style-name="P26">Im Rahmen dieses Testfalls wird überprüft, ob die implementierte Funktion diese Funktionalität zur Verfügung stellt. Zu diesem Zweck wird die Funktion im ersten Schritt mit übereinstimmenden Streckentopologien aufgerufen. Im zweiten Schritt wird die Funktion mit voneinander abweichenden Variablen aufgerufen. </text:p>
      <text:h text:style-name="P37" text:outline-level="2"><text:s/>Testskript</text:h>
      <text:p text:style-name="P11">Um den im vorangegangenen Abschnitt beschriebenen Testfall zu realisieren, wird ein Testskript angefertigt. Dieses dient sowohl dem Aufruf der Funktion, als auch zur Bereitstellung der entsprechenden Variablen streckentopologie und BV_Streckentopologie. </text:p>
      <text:p text:style-name="P11">Der Rückgabewert der Funktion wird schließlich durch eine einfache if-Abfrage mit dem zu erwartenden Rückgabewert verglichen. Tritt eine Abweichung auf, so wird dies als Fehler auf der Konsole ausgegeben. </text:p>
      <text:p text:style-name="P11">Dies wird mit folgendem Test-Skript realisiert:</text:p>
      <text:p text:style-name="P11">siehe 'Google Code → 04_Test → 04.02_Testskripts → 04.02.01_Befehlsvalidierung_ checkStreckenTopologie'</text:p>
      <text:h text:style-name="Heading_20_2" text:outline-level="2"><text:s/>Test-Referenz</text:h>
      <text:p text:style-name="P11">Genutzt wird für diesen Testfall die im Modul vordefinierte Streckentopologie, aus der heraus ebenfalls die Kopie BV_Streckentopologie erzeugt wird. Um die Funktion mit voneinander abweichenden Variablen aufzurufen, wird diese Streckentopologie verändert. Aus Gründen der Übersichtlichkeit wird die Streckentopologie an dieser Stelle nicht aufgeführt. Die folgende <text:soft-page-break/>Tabelle zeigt die einzelnen Aufrufe der Funktion, wobei dargestellt ist, inwieweit die beiden Variablen voneinander abweichen. </text:p>
      <table:table table:name="Tabelle5" table:style-name="Tabelle5">
        <table:table-column table:style-name="Tabelle5.A"/>
        <table:table-column table:style-name="Tabelle5.B"/>
        <table:table-column table:style-name="Tabelle5.C"/>
        <table:table-row>
          <table:table-cell table:style-name="Tabelle5.A1" office:value-type="float" office:value="0">
            <text:p text:style-name="Table_20_Contents">Nr.:</text:p>
          </table:table-cell>
          <table:table-cell table:style-name="Tabelle5.B1" office:value-type="string">
            <text:p text:style-name="Table_20_Contents">Testfall:</text:p>
          </table:table-cell>
          <table:table-cell table:style-name="Tabelle5.C1" office:value-type="string">
            <text:p text:style-name="Table_20_Contents">Erwartetes Ergebnis:</text:p>
          </table:table-cell>
        </table:table-row>
        <table:table-row>
          <table:table-cell table:style-name="Tabelle5.A2" office:value-type="float" office:value="0">
            <text:p text:style-name="Table_20_Contents">1.</text:p>
          </table:table-cell>
          <table:table-cell table:style-name="Tabelle5.B2" office:value-type="string">
            <text:p text:style-name="Table_20_Contents">Streckentopologie = BV_Streckentopologie</text:p>
          </table:table-cell>
          <table:table-cell table:style-name="Tabelle5.C2" office:value-type="string">
            <text:p text:style-name="Table_20_Contents">True</text:p>
          </table:table-cell>
        </table:table-row>
        <table:table-row>
          <table:table-cell table:style-name="Tabelle5.A2" office:value-type="float" office:value="0">
            <text:p text:style-name="Table_20_Contents">2.</text:p>
          </table:table-cell>
          <table:table-cell table:style-name="Tabelle5.B2" office:value-type="string">
            <text:p text:style-name="Table_20_Contents">Streckentopologie &lt;&gt; BV_Streckentopologie: Abweichungen an einer Stelle, in einem Gleisabschnitt (Bsp.: Gleisabschnitt 2: next1)</text:p>
          </table:table-cell>
          <table:table-cell table:style-name="Tabelle5.C2" office:value-type="string">
            <text:p text:style-name="Table_20_Contents">False</text:p>
          </table:table-cell>
        </table:table-row>
        <table:table-row>
          <table:table-cell table:style-name="Tabelle5.A2" office:value-type="float" office:value="0">
            <text:p text:style-name="Table_20_Contents">3.</text:p>
          </table:table-cell>
          <table:table-cell table:style-name="Tabelle5.B2" office:value-type="string">
            <text:p text:style-name="Table_20_Contents">Streckentopologie &lt;&gt; BV_Streckentopologie: Abweichungen in jedem Gleisabschnitt (1 bis 9 jeweils next1)</text:p>
          </table:table-cell>
          <table:table-cell table:style-name="Tabelle5.C2" office:value-type="string">
            <text:p text:style-name="Table_20_Contents">False</text:p>
          </table:table-cell>
        </table:table-row>
        <table:table-row>
          <table:table-cell table:style-name="Tabelle5.A2" office:value-type="float" office:value="0">
            <text:p text:style-name="Table_20_Contents">4. </text:p>
          </table:table-cell>
          <table:table-cell table:style-name="Tabelle5.B2" office:value-type="string">
            <text:p text:style-name="Table_20_Contents">Streckentopologie &lt;&gt; BV_Streckentopologie: Abweichungen in jedem Gleisabschnitt (jeweils nr, next1, next2, prev1, prev2, nextSwitch, prevSwitch, nextSensor, prevSensor)</text:p>
          </table:table-cell>
          <table:table-cell table:style-name="Tabelle5.C2" office:value-type="string">
            <text:p text:style-name="Table_20_Contents">False</text:p>
          </table:table-cell>
        </table:table-row>
      </table:table>
      <text:p text:style-name="Standard"/>
      <text:h text:style-name="P37" text:outline-level="2"><text:s/>Test-Protokoll</text:h>
      <text:p text:style-name="P11">Das Konsolen-Ergebnis wird in das Dokument 'Protokoll_Test_Befehlsvalidierung_ checkStreckenTopologie' kopiert und diese Datei im Ordner 'Google Code → Dokumente → 04_Tests → 04.03_Testprotokolle → 04.03.01_Befehlsvalidierung' abgelegt.</text:p>
      <text:h text:style-name="P34" text:outline-level="1"><text:s/>Testfall 3 „sendSensorDaten“</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sendSensorDaten</text:p>
      <text:p text:style-name="P23">Verzeichnisse:</text:p>
      <text:p text:style-name="P22">Testskripts:<text:tab/>Google Code → Dokumente → 04_Tests → 04.02_Testskript → 04.02.01_ Befehlsvalidierung_ sendSensorDaten</text:p>
      <text:p text:style-name="P22">Testprotokolle:<text:tab/>Google Code → Dokumente → 04_Tests → 04.03_Testprotokolle → <text:s/>04.03.01_ Befehlsvalidierung_ sendSensorDaten</text:p>
      <text:h text:style-name="Heading_20_2" text:outline-level="2"><text:s/>Testfallbeschreibung</text:h>
      <text:p text:style-name="P26">Dieser Testfall dient zur Überprüfung der lokalen Funktion static boolean sendSensorDaten (void) im Modul Befehlsvalidierung. Es handelt sich hierbei um eine lokale Funktion, die die Sensordaten vom S88 - Treiber an die Leitzentrale weiterleitet. Das bedeutet, die Sensordaten werden in den Shared-Memory zwischen Befehlsvalidierung und Leitzentrale geschrieben.</text:p>
      <text:p text:style-name="P26">Es ist zu überprüfen, ob das im Modul-Design spezifizierte Verhalten auch dem Verhalten des Moduls entspricht. Solange die Sensordaten im Shared-Memory leer sind, liefert die Funktion <office:annotation><dc:creator>Felix Geber</dc:creator><dc:date>2010-06-07T20:26:43.70</dc:date><text:p text:style-name="P57"><text:span text:style-name="T7">TRUE</text:span></text:p></office:annotation>eine eins als Rückgabewert. Falls sich an dieser Stelle jedoch noch alte Sensordaten befinden, nimmt die Funktion den Rückgabewert <office:annotation><dc:creator>Felix Geber</dc:creator><dc:date>2010-06-07T20:27:00.70</dc:date><text:p text:style-name="P57"><text:span text:style-name="T7">FALSE</text:span></text:p></office:annotation>null an. </text:p>
      <text:p text:style-name="P26">Nach dem die Funktion erfolgreich ausgeführt wurde, muss der Shared-Memory zwischen Befehlsvalidierung und S88 - Treiber leer sein und der Shared-Memory zwischen Befehlsvalidierung und der Leitzentrale mit den neuen Sensordaten gefüllt sein. </text:p>
      <text:h text:style-name="Heading_20_2" text:outline-level="2"><text:s/>Testskript</text:h>
      <text:p text:style-name="P11">Um den im vorangegangenen Abschnitt beschriebenen Testfall zu realisieren, wird ein Testskript angefertigt. Aus diesem Testskript heraus wird die Funktion static boolean sendSensorDaten (void) unter Variation der unten aufgeführten Variablen aufgerufen. </text:p>
      <text:p text:style-name="P11">Um zu überprüfen, ob die Funktionalität mit der Spezifikation übereinstimmt, werden die Variablen manuell durch das Testskript vorgegeben:</text:p>
      <text:list xml:id="list32585615" text:style-name="L3">
        <text:list-item>
          <text:p text:style-name="P41">S88_BV_sensordaten.Byte0</text:p>
        </text:list-item>
        <text:list-item>
          <text:p text:style-name="P41">S88_BV_sensordaten.Byte1</text:p>
        </text:list-item>
        <text:list-item>
          <text:p text:style-name="P41">BV_LZ_sensordaten.Byte0</text:p>
        </text:list-item>
        <text:list-item>
          <text:p text:style-name="P41">BV_LZ_sensordaten.Byte1 </text:p>
        </text:list-item>
      </text:list>
      <text:p text:style-name="P11"/>
      <text:p text:style-name="P11"/>
      <text:p text:style-name="P11"><text:soft-page-break/>Entsprechend der manuell vorgegebenen Variablen kann somit der zu erwartende Rückgabewert mit dem tatsächlichen Rückgabewert über eine if - Abfrage verglichen werden. Stimmen beide miteinander überein, liegt kein Fehler vor. Andernfalls weicht die Funktionalität von der Spezifikation ab und es wird ein Fehler auf der Konsole ausgegeben.</text:p>
      <text:p text:style-name="P11">Dies wird mit folgendem Test-Skript realisiert:</text:p>
      <text:p text:style-name="P11">siehe 'Google Code → 04_Test → 04.02_Testskripts → 04.02.01_Befehlsvalidierung_ sendSensorDaten'</text:p>
      <text:h text:style-name="Heading_20_2" text:outline-level="2"><text:s/>Test Referenz</text:h>
      <text:p text:style-name="P11">In der Tabelle sind einige Variationen der betrachteten Variablen sowie die dazugehörigen zu erwartenden Rückgabewerte der Funktion dargestellt. Im Rahmen dieses Testfalls ist die Funktion mit den Werten für die Variablen aufzurufen.</text:p>
      <table:table table:name="Tabelle3" table:style-name="Tabelle3">
        <table:table-column table:style-name="Tabelle3.A"/>
        <table:table-column table:style-name="Tabelle3.B" table:number-columns-repeated="2"/>
        <table:table-column table:style-name="Tabelle3.D"/>
        <table:table-column table:style-name="Tabelle3.E"/>
        <table:table-row>
          <table:table-cell table:style-name="Tabelle3.A1" office:value-type="string">
            <text:p text:style-name="P16">S88_BV_sensordaten.Byte0</text:p>
          </table:table-cell>
          <table:table-cell table:style-name="Tabelle3.A1" office:value-type="string">
            <text:list xml:id="list32604326" text:continue-numbering="true" text:style-name="L3">
              <text:list-header>
                <text:p text:style-name="P47">S88_BV_sensordaten.Byte1</text:p>
              </text:list-header>
            </text:list>
          </table:table-cell>
          <table:table-cell table:style-name="Tabelle3.A1" office:value-type="string">
            <text:list xml:id="list32598519" text:continue-numbering="true" text:style-name="L3">
              <text:list-header>
                <text:p text:style-name="P48">BV_LZ_sensordaten.Byte0</text:p>
              </text:list-header>
            </text:list>
          </table:table-cell>
          <table:table-cell table:style-name="Tabelle3.A1" office:value-type="string">
            <text:list xml:id="list32610853" text:continue-numbering="true" text:style-name="L3">
              <text:list-header>
                <text:p text:style-name="P49">BV_LZ_sensordaten.Byte1 </text:p>
              </text:list-header>
            </text:list>
          </table:table-cell>
          <table:table-cell table:style-name="Tabelle3.E1" office:value-type="string">
            <text:p text:style-name="P32">Erwarteter Rückgabewert:</text:p>
          </table:table-cell>
        </table:table-row>
        <table:table-row>
          <table:table-cell table:style-name="Tabelle3.A2" office:value-type="string">
            <text:p text:style-name="Table_20_Contents">Leer</text:p>
          </table:table-cell>
          <table:table-cell table:style-name="Tabelle3.A2" office:value-type="string">
            <text:p text:style-name="Table_20_Contents">Leer</text:p>
          </table:table-cell>
          <table:table-cell table:style-name="Tabelle3.A2" office:value-type="string">
            <text:p text:style-name="P30">-</text:p>
          </table:table-cell>
          <table:table-cell table:style-name="Tabelle3.A2" office:value-type="string">
            <text:p text:style-name="P30">-</text:p>
          </table:table-cell>
          <table:table-cell table:style-name="Tabelle3.E2" office:value-type="string">
            <text:p text:style-name="Table_20_Contents">True</text:p>
          </table:table-cell>
        </table:table-row>
        <table:table-row>
          <table:table-cell table:style-name="Tabelle3.A2" office:value-type="string">
            <text:p text:style-name="Table_20_Contents">Leer</text:p>
          </table:table-cell>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Leer</text:p>
          </table:table-cell>
          <table:table-cell table:style-name="Tabelle3.E2" office:value-type="string">
            <text:p text:style-name="Table_20_Contents">True</text:p>
          </table:table-cell>
        </table:table-row>
        <table:table-row>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Leer</text:p>
          </table:table-cell>
          <table:table-cell table:style-name="Tabelle3.A2" office:value-type="string">
            <text:p text:style-name="Table_20_Contents">Leer</text:p>
          </table:table-cell>
          <table:table-cell table:style-name="Tabelle3.E2" office:value-type="string">
            <text:p text:style-name="Table_20_Contents">True</text:p>
          </table:table-cell>
        </table:table-row>
        <table:table-row>
          <table:table-cell table:style-name="Tabelle3.A2" office:value-type="string">
            <text:p text:style-name="Table_20_Contents">Leer </text:p>
          </table:table-cell>
          <table:table-cell table:style-name="Tabelle3.A2" office:value-type="string">
            <text:p text:style-name="Table_20_Contents">nicht Leer</text:p>
          </table:table-cell>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E2" office:value-type="string">
            <text:p text:style-name="Table_20_Contents">False</text:p>
          </table:table-cell>
        </table:table-row>
        <table:table-row>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E2" office:value-type="string">
            <text:p text:style-name="Table_20_Contents">False</text:p>
          </table:table-cell>
        </table:table-row>
        <table:table-row>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Leer</text:p>
          </table:table-cell>
          <table:table-cell table:style-name="Tabelle3.A2" office:value-type="string">
            <text:p text:style-name="Table_20_Contents">nicht Leer</text:p>
          </table:table-cell>
          <table:table-cell table:style-name="Tabelle3.E2" office:value-type="string">
            <text:p text:style-name="Table_20_Contents">False</text:p>
          </table:table-cell>
        </table:table-row>
        <table:table-row>
          <table:table-cell table:style-name="Tabelle3.A2" office:value-type="string">
            <text:p text:style-name="Table_20_Contents">Leer</text:p>
          </table:table-cell>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nicht Leer</text:p>
          </table:table-cell>
          <table:table-cell table:style-name="Tabelle3.E2" office:value-type="string">
            <text:p text:style-name="Table_20_Contents">False</text:p>
          </table:table-cell>
        </table:table-row>
        <table:table-row>
          <table:table-cell table:style-name="Tabelle3.A2" office:value-type="string">
            <text:p text:style-name="Table_20_Contents">Leer</text:p>
          </table:table-cell>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Leer</text:p>
          </table:table-cell>
          <table:table-cell table:style-name="Tabelle3.E2" office:value-type="string">
            <text:p text:style-name="Table_20_Contents">True</text:p>
          </table:table-cell>
        </table:table-row>
        <table:table-row>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Leer </text:p>
          </table:table-cell>
          <table:table-cell table:style-name="Tabelle3.A2" office:value-type="string">
            <text:p text:style-name="Table_20_Contents">Leer</text:p>
          </table:table-cell>
          <table:table-cell table:style-name="Tabelle3.E2" office:value-type="string">
            <text:p text:style-name="Table_20_Contents">True</text:p>
          </table:table-cell>
        </table:table-row>
      </table:table>
      <text:p text:style-name="Standard"/>
      <text:h text:style-name="P37" text:outline-level="2"><text:s/>Test-Protokoll</text:h>
      <text:p text:style-name="P11">Das Konsolen-Ergebnis wird in das Dokument 'Protokoll_Test_Befehlsvalidierung_ sendSensorDaten' kopiert und diese Datei im Ordner 'Google Code → Dokumente → 04_Tests → 04.03_Testprotokolle → 04.03.01_Befehlsvalidierung' abgelegt.</text:p>
      <text:h text:style-name="P36" text:outline-level="1"><text:s/>Testfall 4 „checkStreckenBefehl“</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checkStreckenBefehl</text:p>
      <text:p text:style-name="P23">Verzeichnisse:</text:p>
      <text:p text:style-name="P22">Testskripts:<text:tab/>Google Code → Dokumente → 04_Tests → 04.02_Testskript → 04.02.01_ Befehlsvalidierung_ checkStreckenBefehl</text:p>
      <text:p text:style-name="P22">Testprotokolle:<text:tab/>Google Code → Dokumente → 04_Tests → 04.03_Testprotokolle → <text:s/>04.03.01_ Befehlsvalidierung_ checkStreckenBefehl</text:p>
      <text:p text:style-name="P21"/>
      <text:h text:style-name="Heading_20_2" text:outline-level="2"><text:s/>Testfallbeschreibung</text:h>
      <text:p text:style-name="P26">Dieser Testfall dient zur Überprüfung der lokalen Funktion static boolean checkStreckenBefehl (void) im Modul Befehlsvalidierung. Es handelt sich hierbei um eine lokale Funktion, die zunächst die Streckenbefehle der Leitzentrale auf syntaktische Korrektheit überprüft und im nächsten Schritt sicherstellt, dass die Streckenbefehle nicht zu unsicheren Zuständen auf der Strecke führen. </text:p>
      <text:p text:style-name="P26">Dieser Testfall dient dazu zu überprüfen, ob das im Modul-Design spezifizierte Verhalten auch dem Verhalten des Moduls entspricht. Das heißt, sofern ein Streckenbefehl im Shared-Memory zwischen Leitzentrale und Befehlsvalidierung ist und dieser gültig bzw. sicher ist, liefert die Funktion als Rückgabewert eine <office:annotation><dc:creator>Felix Geber</dc:creator><dc:date>2010-06-08T11:35:49.71</dc:date><text:p text:style-name="P57"><text:span text:style-name="T7">TRUE</text:span></text:p></office:annotation>eins. Ist der Streckbefehl jedoch ungültig oder führt zu einem unsicheren Zustand, so liefert die Funktion eine <office:annotation><dc:creator>Felix Geber</dc:creator><dc:date>2010-06-08T11:36:00.71</dc:date><text:p text:style-name="P57"><text:span text:style-name="T7">FALSE</text:span></text:p></office:annotation>null als Rückgabewert. </text:p>
      <text:h text:style-name="Heading_20_2" text:outline-level="2"><text:s/>Testskript</text:h>
      <text:p text:style-name="P11">Um den im vorangegangenen Abschnitt beschriebenen Testfall zu realisieren, wird ein Testskript angefertigt. Dieses Testskript ruft die betrachtete Funktion unter Variation der unten aufgeführten Variablen auf. Der zu erwartende Rückgabewert wird dann mit dem tatsächlichen Rückgabewert verglichen, dies kann wiederum durch eine if - Abfrage erfolgen. Treten Abweichungen zwischen dem erwarteten und dem tatsächlichen Rückgabewert auf, wird dies als Fehler auf der Konsole ausgegeben.</text:p>
      <text:list xml:id="list32582929" text:style-name="L4">
        <text:list-item>
          <text:p text:style-name="P42">LZ_BV_streckenbefehl.Entkoppler</text:p>
        </text:list-item>
        <text:list-item>
          <text:p text:style-name="P42">LZ_BV_streckenbefehl.Weiche</text:p>
        </text:list-item>
        <text:list-item>
          <text:p text:style-name="P42">LZ_BV_streckenbefehl.Lok</text:p>
        </text:list-item>
      </text:list>
      <text:p text:style-name="P11"/>
      <text:p text:style-name="P11"/>
      <text:p text:style-name="P11"/>
      <text:p text:style-name="P11"/>
      <text:p text:style-name="P11"><text:soft-page-break/>Dies wird mit folgendem Test-Skript realisiert:</text:p>
      <text:p text:style-name="P11">siehe 'Google Code → 04_Test → 04.02_Testskripts → 04.02.01_Befehlsvalidierung_ checkStreckenBefehl'</text:p>
      <text:h text:style-name="P37" text:outline-level="2"><text:s/>Test-Protokoll</text:h>
      <text:p text:style-name="P11">Das Konsolen-Ergebnis wird in das Dokument 'Protokoll_Test_Befehlsvalidierung_ checkStreckenBefehl' kopiert und diese Datei im Ordner 'Google Code → Dokumente → 04_Tests → 04.03_Testprotokolle → 04.03.01_Befehlsvalidierung' abgelegt.</text:p>
      <text:h text:style-name="P36" text:outline-level="1"><text:s/>Testfall 5 „sendStreckenBefehl“</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sendStreckenBefehl</text:p>
      <text:p text:style-name="P23">Verzeichnisse:</text:p>
      <text:p text:style-name="P22">Testskripts:<text:tab/>Google Code → Dokumente → 04_Tests → 04.02_Testskript → 04.02.01_ Befehlsvalidierung_ sendStreckenBefehl</text:p>
      <text:p text:style-name="P22">Testprotokolle:<text:tab/>Google Code → Dokumente → 04_Tests → 04.03_Testprotokolle → <text:s/>04.03.01_ Befehlsvalidierung_ sendStreckenBefehl</text:p>
      <text:p text:style-name="P21"/>
      <text:h text:style-name="Heading_20_2" text:outline-level="2"><text:s/>Testfallbeschreibung</text:h>
      <text:p text:style-name="P26">Dieser Testfall dient zur Überprüfung der lokalen Funktion static void sendStreckenBefehl (void) des Moduls Befehlsvalidierung. Es handelt sich hierbei um eine lokale Funktion, die den Streckenbefehl der Leitzentrale an die Ergebnisvalidierung sendet. </text:p>
      <text:p text:style-name="P26">Es ist zu überprüfen, ob das im Modul-Design spezifizierte Verhalten auch dem Verhalten des Moduls entspricht. Nach erfolgreicher Ausführung der Funktion muss der Streckenbefehl im Shared-Memory zwischen Leitzentrale und Befehlsvalidierung geleert sowie die dazugehörige Bestätigung auf eins gesetzt werden. Des Weiteren muss im Shared-Memory zwischen Ergebnisvalidierung und Befehlsvalidierung der neue Streckenbefehl vorhanden sein. </text:p>
      <text:h text:style-name="Heading_20_2" text:outline-level="2"><text:s/>Testskript</text:h>
      <text:p text:style-name="P11">Um den im vorangegangenen Abschnitt beschriebenen Testfall zu realisieren, wird ein Testskript angefertigt. Dieses Testskript ruft die Funktion unter Variation der entsprechenden Variablen auf. Abhängig vom Wert der jeweiligen Variablen wird das Verhalten der Funktion beobachtet und mit dem erwarteten Verhalten verglichen. Zu betrachten sind die folgenden drei Variablen:</text:p>
      <text:list xml:id="list32604522" text:continue-numbering="true" text:style-name="L4">
        <text:list-item>
          <text:p text:style-name="P42">LZ_BV_streckenbefehl.Entkoppler</text:p>
        </text:list-item>
        <text:list-item>
          <text:p text:style-name="P42">LZ_BV_streckenbefehl.Weiche</text:p>
        </text:list-item>
        <text:list-item>
          <text:p text:style-name="P42">LZ_BV_streckenbefehl.Lok</text:p>
        </text:list-item>
      </text:list>
      <text:p text:style-name="P11">Dies wird mit folgendem Test-Skript realisiert:</text:p>
      <text:p text:style-name="P11">siehe 'Google Code → 04_Test → 04.02_Testskripts → 04.02.01_Befehlsvalidierung_ sendStreckenBefehl'</text:p>
      <text:p text:style-name="P11"/>
      <text:p text:style-name="P11"/>
      <text:h text:style-name="Heading_20_2" text:outline-level="2"><text:soft-page-break/><text:s/>Test Referenz</text:h>
      <text:p text:style-name="Standard">In der Tabelle sind einige Variationen der betrachteten Variablen sowie das dazugehörige zu erwartende Verhalten der Funktion dargestellt. Im Rahmen dieses Testfalls ist die Funktion mit den Werten für die Variablen aufzurufen.</text:p>
      <table:table table:name="Tabelle4" table:style-name="Tabelle4">
        <table:table-column table:style-name="Tabelle4.A" table:number-columns-repeated="3"/>
        <table:table-column table:style-name="Tabelle4.D"/>
        <table:table-row>
          <table:table-cell table:style-name="Tabelle4.A1" office:value-type="string">
            <text:p text:style-name="P17">LZ_BV_streckenbefehl.Entkoppler</text:p>
          </table:table-cell>
          <table:table-cell table:style-name="Tabelle4.A1" office:value-type="string">
            <text:list xml:id="list32599985" text:continue-numbering="true" text:style-name="L4">
              <text:list-header>
                <text:p text:style-name="P51">LZ_BV_streckenbefehl.Weiche</text:p>
              </text:list-header>
            </text:list>
          </table:table-cell>
          <table:table-cell table:style-name="Tabelle4.A1" office:value-type="string">
            <text:list xml:id="list32593520" text:continue-numbering="true" text:style-name="L4">
              <text:list-header>
                <text:p text:style-name="P50">LZ_BV_streckenbefehl.Lok</text:p>
              </text:list-header>
            </text:list>
          </table:table-cell>
          <table:table-cell table:style-name="Tabelle4.D1" office:value-type="string">
            <text:p text:style-name="P33">Verhalten:</text:p>
          </table:table-cell>
        </table:table-row>
        <table:table-row>
          <table:table-cell table:style-name="Tabelle4.A2" office:value-type="string">
            <text:p text:style-name="P29">Leer</text:p>
          </table:table-cell>
          <table:table-cell table:style-name="Tabelle4.A2" office:value-type="string">
            <text:p text:style-name="P29">Leer</text:p>
          </table:table-cell>
          <table:table-cell table:style-name="Tabelle4.A2" office:value-type="string">
            <text:p text:style-name="P29">Leer</text:p>
          </table:table-cell>
          <table:table-cell table:style-name="Tabelle4.D2" office:value-type="string">
            <text:p text:style-name="P31">keine Aktion ausgeführt</text:p>
          </table:table-cell>
        </table:table-row>
        <table:table-row>
          <table:table-cell table:style-name="Tabelle4.A2" office:value-type="string">
            <text:p text:style-name="P29">nicht Leer</text:p>
          </table:table-cell>
          <table:table-cell table:style-name="Tabelle4.A2" office:value-type="string">
            <text:p text:style-name="P29">Leer</text:p>
          </table:table-cell>
          <table:table-cell table:style-name="Tabelle4.A2" office:value-type="string">
            <text:p text:style-name="P29">Leer</text:p>
          </table:table-cell>
          <table:table-cell table:style-name="Tabelle4.D2" table:number-rows-spanned="4" office:value-type="string">
            <text:list xml:id="list32601212" text:continue-numbering="true" text:style-name="L4">
              <text:list-header>
                <text:p text:style-name="P52">LZ_BV_streckenbefehl.Entkoppler; LZ_BV_streckenbefehl.Weiche; LZ_BV_streckenbefehl.Lok leeren; BV_LZ_bestaetigung auf eins setzen</text:p>
              </text:list-header>
            </text:list>
          </table:table-cell>
        </table:table-row>
        <table:table-row>
          <table:table-cell table:style-name="Tabelle4.A2" office:value-type="string">
            <text:p text:style-name="P29">Leer</text:p>
          </table:table-cell>
          <table:table-cell table:style-name="Tabelle4.A2" office:value-type="string">
            <text:p text:style-name="P29">nicht Leer</text:p>
          </table:table-cell>
          <table:table-cell table:style-name="Tabelle4.A2" office:value-type="string">
            <text:p text:style-name="P29">Leer</text:p>
          </table:table-cell>
          <table:covered-table-cell/>
        </table:table-row>
        <table:table-row>
          <table:table-cell table:style-name="Tabelle4.A2" office:value-type="string">
            <text:p text:style-name="P29">Leer</text:p>
          </table:table-cell>
          <table:table-cell table:style-name="Tabelle4.A2" office:value-type="string">
            <text:p text:style-name="P29">Leer</text:p>
          </table:table-cell>
          <table:table-cell table:style-name="Tabelle4.A2" office:value-type="string">
            <text:p text:style-name="P29">nicht Leer</text:p>
          </table:table-cell>
          <table:covered-table-cell/>
        </table:table-row>
        <table:table-row>
          <table:table-cell table:style-name="Tabelle4.A2" office:value-type="string">
            <text:p text:style-name="P29">nicht Leer</text:p>
          </table:table-cell>
          <table:table-cell table:style-name="Tabelle4.A2" office:value-type="string">
            <text:p text:style-name="P29">nicht Leer</text:p>
          </table:table-cell>
          <table:table-cell table:style-name="Tabelle4.A2" office:value-type="string">
            <text:p text:style-name="P29">nicht Leer</text:p>
          </table:table-cell>
          <table:covered-table-cell/>
        </table:table-row>
      </table:table>
      <text:p text:style-name="P11"/>
      <text:h text:style-name="P37" text:outline-level="2"><text:s/>Test-Protokoll</text:h>
      <text:p text:style-name="P11">Das Konsolen-Ergebnis wird in das Dokument 'Protokoll_Test_Befehlsvalidierung_ sendStreckenBefehl' kopiert und diese Datei im Ordner 'Google Code → Dokumente → 04_Tests → 04.03_Testprotokolle → 04.03.01_Befehlsvalidierung' abgelegt.</text:p>
      <text:h text:style-name="P36" text:outline-level="1"><text:s/>Testfall 6 „checkSensorDaten“</text:h>
      <text:h text:style-name="P37" text:outline-level="2"><text:s/>Identifikation des Testobjektes</text:h>
      <text:p text:style-name="P11">Siehe Kapitel 3</text:p>
      <text:h text:style-name="Heading_20_2" text:outline-level="2"><text:s/>Test-Identifikation</text:h>
      <text:p text:style-name="P21">Testname:<text:tab/>Test_ Befehlsvalidierung_ checkSensorDaten</text:p>
      <text:p text:style-name="P23">Verzeichnisse:</text:p>
      <text:p text:style-name="P22">Testskripts:<text:tab/>Google Code → Dokumente → 04_Tests → 04.02_Testskript → 04.02.01_ Befehlsvalidierung_checkSensorDaten</text:p>
      <text:p text:style-name="P22">Testprotokolle:<text:tab/>Google Code → Dokumente → 04_Tests → 04.03_Testprotokolle → <text:s/>04.03.01_ Befehlsvalidierung_checkSensorDaten</text:p>
      <text:p text:style-name="P21"/>
      <text:h text:style-name="Heading_20_2" text:outline-level="2"><text:s/>Testfallbeschreibung</text:h>
      <text:p text:style-name="P26">Dieser Testfall dient zur Überprüfung der lokalen Funktion static boolean checkSensorDaten (void) des Moduls Befehlsvalidierung. Es handelt sich hierbei um eine lokale Funktion, die die Sensordaten des S88 - Treibers überprüft und das Streckenabbild entsprechend aktualisiert. Dies geschieht im Fall, dass die Daten richtig sind. </text:p>
      <text:p text:style-name="P26">Es ist zu überprüfen, ob das im Modul-Design spezifizierte Verhalten auch dem Verhalten des Moduls entspricht. Sind die Sensordaten gültig und konsistent, liefert die Funktion als Rückgabewert eine <office:annotation><dc:creator>Felix Geber</dc:creator><dc:date>2010-06-08T11:50:13.75</dc:date><text:p text:style-name="P57"><text:span text:style-name="T7">TRUE</text:span></text:p></office:annotation>eins. Ist jedoch das Fehlerbit gesetzt, oder die Daten sind unlogisch, liefert die Funktion als Rückgabewert eine <office:annotation><dc:creator>Felix Geber</dc:creator><dc:date>2010-06-08T11:50:29.75</dc:date><text:p text:style-name="P57"><text:span text:style-name="T7">FALSE</text:span></text:p></office:annotation>null. </text:p>
      <text:h text:style-name="Heading_20_2" text:outline-level="2"><text:s/>Testskript</text:h>
      <text:p text:style-name="P11">Um den im vorangegangenen Abschnitt beschriebenen Testfall zu realisieren, wird ein Testskript angefertigt. Aus diesem Testskript heraus wird die Funktion aufgerufen. Um sicherzustellen, dass die Funktionalität der Spezifikation im Modul-Design entspricht, müssen unter anderem die folgenden Variablen im Testskript gesetzt werden. Die aus der Wahl dieser Variablen resultierende Rückgabe der Funktion wird mit der zu erwartenden Rückgabe verglichen.</text:p>
      <text:list xml:id="list32586564" text:style-name="L5">
        <text:list-item>
          <text:p text:style-name="P43">S88_BV_sensordaten.Fehler</text:p>
        </text:list-item>
        <text:list-item>
          <text:p text:style-name="P43">S88_BV_sensordaten.Byte0</text:p>
        </text:list-item>
        <text:list-item>
          <text:p text:style-name="P43">S88_BV_sensordaten.Byte1</text:p>
          <text:p text:style-name="P53">Im ersten Schritt wird die Variable S88_BV_sensordaten.Fehler (Fehler - Byte) auf einen von null verschiedenen Wert gesetzt. Mit Hilfe einer if - Abfrage wird dann überprüft, ob die Funktion tatsächlich False zurück liefert und die weitere Bearbeitung abbricht. Daran anschließend wird <text:s/>S88_BV_sensordaten.Fehler auf null gesetzt und die beiden Variablen S88_BV_sensordaten.Byte0 und S88_BV_sensordaten.Byte1 werden auf leer gesetzt. In diesem Fall muss die Funktion ein True zurückgeben, auch dies wird mit Hilfe einer if - <text:soft-page-break/>Abfrage überprüft. Tritt ein von der Spezifikation abweichendes Verhalten auf, wird dies auf der Konsole ausgegeben. </text:p>
        </text:list-item>
      </text:list>
      <text:p text:style-name="P28">Daran anschließend werden die Variablen so initialisiert, dass die for - Schleife im Anschluss an die <office:annotation><dc:creator>Felix Geber</dc:creator><dc:date>2010-06-08T12:00:02.75</dc:date><text:p text:style-name="P57"><text:span text:style-name="T7">Sind doch nur zwei</text:span></text:p></office:annotation>drei if - Abfragen im Modul ausgeführt wird. Diese dient der Überprüfung der Streckenbefehle und muss deshalb entsprechend der Spezifikation arbeiten, damit es nicht zu unsicheren Zuständen auf den Gleisen kommt. Folgende Initialwerte werden exemplarisch zum Testen genutzt:</text:p>
      <text:list xml:id="list32616110" text:continue-numbering="true" text:style-name="L5">
        <text:list-item>
          <text:p text:style-name="P43">S88_BV_sensordaten.Fehler = Leer</text:p>
        </text:list-item>
        <text:list-item>
          <text:p text:style-name="P43">S88_BV_sensordaten.Byte0 &lt;&gt; Leer </text:p>
        </text:list-item>
        <text:list-item>
          <text:p text:style-name="P54">S88_BV_sensordaten.Byte1 &lt;&gt; Leer</text:p>
        </text:list-item>
      </text:list>
      <text:p text:style-name="P27">Die Funktion checkSensorDaten (void) greift an dieser Stelle auf andere lokale Hilfsfunktionen des Moduls Befehlsvalidierung zurück. Es ist somit vorab zu überprüfen, ob die Funktionen zugNebenSensor () und sensorNachbarn () der Spezifikation entsprechend arbeiten.</text:p>
      <text:p text:style-name="P27">Liefert ein Aufruf von zugNebenSensor () als Rückgabewert False, liefert auch die Funktion checkSensorDaten ein False zurück. Analoges Verhalten zeigt sich bei einem Aufruf von sensorNachbarn. </text:p>
      <text:p text:style-name="P11">Dies wird mit folgendem Test-Skript realisiert:</text:p>
      <text:p text:style-name="P11">siehe 'Google Code → 04_Test → 04.02_Testskripts → 04.02.01_Befehlsvalidierung_ checkSensorDaten'</text:p>
      <text:h text:style-name="Heading_20_2" text:outline-level="2"><text:s/>Test-Protokoll</text:h>
      <text:p text:style-name="P11">Das Konsolen-Ergebnis wird in das Dokument 'Protokoll_Test_Befehlsvalidierung_ checkSensorDaten' kopiert und diese Datei im Ordner 'Google Code → Dokumente → 04_Tests → 04.03_Testprotokolle → 04.03.01_Befehlsvalidierung' abgelegt.</text:p>
      <text:h text:style-name="P36" text:outline-level="1"><text:s/>Testfall 8 „zugNebenSensor“</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zugNebenSensor</text:p>
      <text:p text:style-name="P23">Verzeichnisse:</text:p>
      <text:p text:style-name="P22">Testskripts:<text:tab/>Google Code → Dokumente → 04_Tests → 04.02_Testskript → 04.02.01_ Befehlsvalidierung_ zugNebenSensor</text:p>
      <text:p text:style-name="P22">Testprotokolle:<text:tab/>Google Code → Dokumente → 04_Tests → 04.03_Testprotokolle → <text:s/>04.03.01_ Befehlsvalidierung_ zugNebenSensor</text:p>
      <text:p text:style-name="P21"/>
      <text:h text:style-name="Heading_20_2" text:outline-level="2"><text:s/>Testfallbeschreibung</text:h>
      <text:p text:style-name="P26">Dieser Testfall dient zur Überprüfung der lokalen Funktion static boolean zugNebenSensor (byte sensorNr, byte *zugNr, byte *richtung) des Moduls Befehlsvalidierung. Es handelt sich hierbei um eine lokale Funktion, die überprüft, ob sich Züge auf benachbarten Abschnitten befinden. </text:p>
      <text:p text:style-name="P26">Es ist zu überprüfen, ob das spezifizierte Verhalten auch dem Verhalten des Moduls entspricht. Die Rückgabewerte der Funktion können entweder den Wert False oder True annehmen. Dies hängt jeweils von der Position des jeweiligen Zugs sowie der Position des angesprochenen Sensors ab. Jeder Sensor besitzt maximal drei Nachbarabschnitte. Befindet sich einer der Züge innerhalb dieser Nachbarabschnitte, liefert die Funktion eine <office:annotation><dc:creator>Felix Geber</dc:creator><dc:date>2010-06-08T12:07:44.75</dc:date><text:p text:style-name="P57"><text:span text:style-name="T7">TRUE</text:span></text:p></office:annotation>eins als Rückgabewert. Andernfalls wird eine <office:annotation><dc:creator>Felix Geber</dc:creator><dc:date>2010-06-08T12:07:51.76</dc:date><text:p text:style-name="P57"><text:span text:style-name="T7">FALSE</text:span></text:p></office:annotation>null zurückgeben. </text:p>
      <text:h text:style-name="Heading_20_2" text:outline-level="2"><text:s/>Testskript</text:h>
      <text:p text:style-name="P11">Um den im vorangegangenen Abschnitt beschriebenen Testfall zu realisieren, wird ein Testskript angefertigt. Aus diesem Testskript heraus wird die Funktion aufgerufen. Der Funktion werden unterschiedliche Sensornummern übergeben, sowie unterschiedliche Positionen der Züge. In Abhängigkeit von den Eingangswerten wird der Rückgabewert der Funktion mit dem erwarteten Rückgabewert verglichen. Treten Abweichungen auf, werden diese als Fehler auf der Konsole ausgegeben. </text:p>
      <text:p text:style-name="P11">Dies wird mit folgendem Test-Skript realisiert:</text:p>
      <text:p text:style-name="P11">siehe 'Google Code → 04_Test → 04.02_Testskripts → 04.02.01_Befehlsvalidierung_ zugNebenSensor'</text:p>
      <text:h text:style-name="P37" text:outline-level="2"><text:s/>Test-Protokoll</text:h>
      <text:p text:style-name="Standard">Das Konsolen-Ergebnis wird in das Dokument 'Protokoll_Test_Befehlsvalidierung_ zugNebenSensor' kopiert und diese Datei im Ordner 'Google Code → Dokumente → 04_Tests → 04.03_Testprotokolle → 04.03.01_Befehlsvalidierung' abgelegt.</text:p>
      <text:h text:style-name="P36" text:outline-level="1"><text:s/>Testfall 9 „sensorNachbarn“</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sensorNachbarn</text:p>
      <text:p text:style-name="P23">Verzeichnisse:</text:p>
      <text:p text:style-name="P22">Testskripts:<text:tab/>Google Code → Dokumente → 04_Tests → 04.02_Testskript → 04.02.01_ Befehlsvalidierung_sensorNachbarn</text:p>
      <text:p text:style-name="P22">Testprotokolle:<text:tab/>Google Code → Dokumente → 04_Tests → 04.03_Testprotokolle → <text:s/>04.03.01_ Befehlsvalidierung_sensorNachbarn</text:p>
      <text:p text:style-name="P21"/>
      <text:h text:style-name="Heading_20_2" text:outline-level="2"><text:s/>Testfallbeschreibung</text:h>
      <text:p text:style-name="P26">Dieser Testfall dient zur Überprüfung der lokalen Funktion static boolean sensorNachbarn (byte sensorNr, byte *nextAbs, byte *prevAbs, byte *nSwitch, byte *pSwitch) des Moduls Befehlsvalidierung. Diese lokale Funktion dient dazu, die Nachbarabschnitte eines Sensors zu bestimmen. Der Rückgabewert beträgt entweder False oder True.</text:p>
      <text:h text:style-name="Heading_20_2" text:outline-level="2"><text:s/>Testskript</text:h>
      <text:p text:style-name="P11">Um den im vorangegangenen Abschnitt beschriebenen Testfall zu realisieren, wird ein Testskript angefertigt. Aus diesem Testskript heraus wird die Funktion aufgerufen.</text:p>
      <text:p text:style-name="P11">Dies wird mit folgendem Test-Skript realisiert:</text:p>
      <text:p text:style-name="P11">siehe 'Google Code → 04_Test → 04.02_Testskripts → 04.02.01_Befehlsvalidierung_ sensorNachbarn'</text:p>
      <text:h text:style-name="P37" text:outline-level="2"><text:s/>Test-Protokoll</text:h>
      <text:p text:style-name="P18">Das Konsolen-Ergebnis wird in das Dokument 'Protokoll_Test_Befehlsvalidierung_ sensorNachbarn' kopiert und diese Datei im Ordner 'Google Code → Dokumente → 04_Tests → 04.03_Testprotokolle → 04.03.01_Befehlsvalidierung' abgelegt.</text:p>
      <text:h text:style-name="P36" text:outline-level="1"><text:s/>Testfall 10 „sendNachricht“</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sendNachricht</text:p>
      <text:p text:style-name="P23">Verzeichnisse:</text:p>
      <text:p text:style-name="P22">Testskripts:<text:tab/>Google Code → Dokumente → 04_Tests → 04.02_Testskript → 04.02.01_ Befehlsvalidierung_sendNachricht</text:p>
      <text:p text:style-name="P22">Testprotokolle:<text:tab/>Google Code → Dokumente → 04_Tests → 04.03_Testprotokolle → <text:s/>04.03.01_ Befehlsvalidierung_sendNachricht</text:p>
      <text:p text:style-name="P21"/>
      <text:h text:style-name="Heading_20_2" text:outline-level="2"><text:s/>Testfallbeschreibung</text:h>
      <text:p text:style-name="P26">Dieser Testfall dient zur Überprüfung der lokalen Funktion static sendNachricht (Zustand zustand, Fehler fehler) des Moduls Befehlsvalidierung. Diese lokale Funktion dient dazu, die Nachrichten an das Auditing System zu schicken. Hierfür werden die aus sechs Byte bestehenden Nachrichten zu Beginn erstellt, bevor die Funktion sendMsg (MODUL_BV, nachricht) aufgerufen wird. </text:p>
      <text:p text:style-name="P26">Es ist zu überprüfen, ob das spezifizierte Verhalten auch dem Verhalten des Moduls entspricht, das heißt ob die Nachrichten tatsächlich erstellt bzw. gesendet werden.</text:p>
      <text:h text:style-name="Heading_20_2" text:outline-level="2"><text:s/>Testskript</text:h>
      <text:p text:style-name="P11">Um den im vorangegangenen Abschnitt beschriebenen Testfall zu realisieren, wird ein Testskript angefertigt. Um sicherzustellen, dass die Funktion den Anforderungen entsprechend arbeitet, wird die Funktion aus dem Testskript heraus aufgerufen. Des Weiteren werden die Werte für Zustand und Fehler im Testskript festgelegt. Die gesendete Nachricht kann daraufhin mit der zu erwartenden Nachricht verglichen werden. Treten Abweichungen auf, werden diese auf der Konsole als Fehlermeldungen ausgegeben.</text:p>
      <text:p text:style-name="P11">Dies wird mit folgendem Test-Skript realisiert:</text:p>
      <text:p text:style-name="P11">siehe 'Google Code → 04_Test → 04.02_Testskripts → 04.02.01_Befehlsvalidierung_ sendNachricht'</text:p>
      <text:h text:style-name="P37" text:outline-level="2"><text:s/>Test-Protokoll</text:h>
      <text:p text:style-name="Standard">Das Konsolen-Ergebnis wird in das Dokument 'Protokoll_Test_Befehlsvalidierung_ sendNachricht' kopiert und diese Datei im Ordner 'Google Code → Dokumente → 04_Tests → 04.03_Testprotokolle → 04.03.01_Befehlsvalidierung' abgelegt.</text:p>
      <text:h text:style-name="P36" text:outline-level="1"><text:s/>Testfall 11 „checkKritischerZustand“</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text:s/>checkKritischerZustand</text:p>
      <text:p text:style-name="P23">Verzeichnisse:</text:p>
      <text:p text:style-name="P22">Testskripts:<text:tab/>Google Code → Dokumente → 04_Tests → 04.02_Testskript → 04.02.01_ Befehlsvalidierung_ <text:s/>checkKritischerZustand</text:p>
      <text:p text:style-name="P22">Testprotokolle:<text:tab/>Google Code → Dokumente → 04_Tests → 04.03_Testprotokolle → <text:s/>04.03.01_ Befehlsvalidierung_ <text:s/>checkKritischerZustand</text:p>
      <text:p text:style-name="P21"/>
      <text:h text:style-name="Heading_20_2" text:outline-level="2"><text:s/>Testfallbeschreibung</text:h>
      <text:p text:style-name="P26">Dieser Testfall dient zur Überprüfung der lokalen Funktion static boolean checkKritischerZustand (void) des Moduls Befehlsvalidierung. Diese lokale Funktion überprüft, ob auf den Gleisanlagen ein kritischer Zustand entstehen könnte. Der Rückgabewert der Funktion kann die Werte True bzw. False annehmen und entspricht dem Wert der booleschen Variablen kritisch innerhalb der Funktion. </text:p>
      <text:p text:style-name="P26">Es ist zu überprüfen, ob das spezifizierte Verhalten auch dem Verhalten des Moduls entspricht, das heißt, ob kritische Zustände richtig erkannt werden und der Rückgabewert entsprechend angepasst wird. </text:p>
      <text:h text:style-name="Heading_20_2" text:outline-level="2"><text:s/>Testskript</text:h>
      <text:p text:style-name="P11">Um den im vorangegangenen Abschnitt beschriebenen Testfall zu realisieren, wird ein Testskript angefertigt. Aus diesem Testskript heraus wird die Funktion aufgerufen. <office:annotation><dc:creator>Felix Geber</dc:creator><dc:date>2010-06-08T12:26:25.76</dc:date><text:p text:style-name="P57"><text:span text:style-name="T7">Keine Übergabe, da void</text:span></text:p></office:annotation>Übergeben werden dabei Werte für zugPosition[], zugGeschwindigkeit[] und zugRichtung[]. Diese werden während der Bearbeitung der Funktion ausgewertet und dienen als Grundlage zur Überprüfung auf kritische Zustände. </text:p>
      <text:p text:style-name="P11">Bei Testen sind somit mehrere Fälle zu unterscheiden. Im ersten Fall werden der Funktion Werte übergeben, die nicht zu einem kritischen Zustand führen. Der Rückgabewert muss für diesen Fall False sein (kritisch =False). Dies wird mit Hilfe einer if - Abfrage im Testskript überprüft. Im zweiten Fall werden Werte übergeben, die offensichtlich zu einem kritischen Zustand führen würden. Auch hier wird der Rückgabewert (True) durch eine if - Abfrage überprüft. </text:p>
      <text:p text:style-name="P11">Treten Abweichungen von erwarteten Ergebnis auf, werden diese als Fehlermeldungen auf der Konsole ausgegeben. </text:p>
      <text:p text:style-name="P11">Dies wird mit folgendem Test-Skript realisiert:</text:p>
      <text:p text:style-name="P11">siehe 'Google Code → 04_Test → 04.02_Testskripts → 04.02.01_Befehlsvalidierung_ checkKritischerZustand'</text:p>
      <text:h text:style-name="P37" text:outline-level="2"><text:soft-page-break/><text:s/>Test-Protokoll</text:h>
      <text:p text:style-name="P18">Das Konsolen-Ergebnis wird in das Dokument 'Protokoll_Test_Befehlsvalidierung_ checkKritischerZustand' kopiert und diese Datei im Ordner 'Google Code → Dokumente → 04_Tests → 04.03_Testprotokolle → 04.03.01_Befehlsvalidierung' abgelegt.</text:p>
      <text:h text:style-name="P36" text:outline-level="1"><text:s/>Testfall 12 „weicheRichtig“</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text:s text:c="2"/>weicheRichtig</text:p>
      <text:p text:style-name="P23">Verzeichnisse:</text:p>
      <text:p text:style-name="P22">Testskripts:<text:tab/>Google Code → Dokumente → 04_Tests → 04.02_Testskript → 04.02.01_ Befehlsvalidierung_ <text:s text:c="2"/>weicheRichtig</text:p>
      <text:p text:style-name="P22">Testprotokolle:<text:tab/>Google Code → Dokumente → 04_Tests → 04.03_Testprotokolle → <text:s/>04.03.01_ Befehlsvalidierung_ <text:s text:c="2"/>weicheRichtig</text:p>
      <text:p text:style-name="P21"/>
      <text:h text:style-name="Heading_20_2" text:outline-level="2"><text:s/>Testfallbeschreibung</text:h>
      <text:p text:style-name="P26">Dieser Testfall dient zur Überprüfung der lokalen Funktion static boolean weicheRichtig (byte zugPos, byte richtung, byte ziel, byte weiche). Diese lokale Funktion überprüft, ob sich die Weichen in der richtigen Position für die Überfahrt der Züge befinden. </text:p>
      <text:p text:style-name="P26">Mit Hilfe dieses Testfalls ist sicherzustellen, dass das Verhalten dem der Spezifikation entspricht. Befindet sich eine Weiche nicht in der richtigen Position muss die Funktion False zurückliefern, andernfalls True. </text:p>
      <text:h text:style-name="Heading_20_2" text:outline-level="2"><text:s/>Testskript</text:h>
      <text:p text:style-name="P11">Um den im vorangegangenen Abschnitt beschriebenen Testfall zu realisieren, wird ein Testskript angefertigt. Aus diesem Testskript heraus wird die Funktion aufgerufen. Übergeben werden dabei unterschiedliche Werte für zugPos, richtung, ziel und weiche. Die Übergabeparameter bilden die Grundlage für die in der Funktion erfolgende Überprüfung. Beim Testen sind zwei Fälle zu unterscheiden. Im ersten Fall werden der Funktion korrekte Werte übergeben, das heißt, die Weiche befindet sich in der richtigen Stellung. Im zweiten Fall werden fehlerhafte Werte übergeben. Der Rückgabewert wird jeweils mit dem erwarteten Wert verglichen. Treten Abweichungen auf, werden diese als Fehler auf der Konsole ausgegeben.</text:p>
      <text:p text:style-name="P11">Dies wird mit folgendem Test-Skript realisiert:</text:p>
      <text:p text:style-name="P11">siehe 'Google Code → 04_Test → 04.02_Testskripts → 04.02.01_Befehlsvalidierung_ weicheRichtig'</text:p>
      <text:h text:style-name="P37" text:outline-level="2"><text:s/>Test-Protokoll</text:h>
      <text:p text:style-name="P18">Das Konsolen-Ergebnis wird in das Dokument 'Protokoll_Test_Befehlsvalidierung_ weicheRichtig' kopiert und diese Datei im Ordner 'Google Code → Dokumente → 04_Tests → 04.03_Testprotokolle → 04.03.01_Befehlsvalidierung' abgelegt.</text:p>
      <text:h text:style-name="P36" text:outline-level="1"><text:s/>Testfall 13 „zugFährtaufWeicheZu“</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text:s text:c="3"/>zugFährtaufWeicheZu</text:p>
      <text:p text:style-name="P23">Verzeichnisse:</text:p>
      <text:p text:style-name="P22">Testskripts:<text:tab/>Google Code → Dokumente → 04_Tests → 04.02_Testskript → 04.02.01_ Befehlsvalidierung_ <text:s text:c="3"/>zugFährtaufWeicheZu</text:p>
      <text:p text:style-name="P22">Testprotokolle:<text:tab/>Google Code → Dokumente → 04_Tests → 04.03_Testprotokolle → <text:s/>04.03.01_ Befehlsvalidierung_ <text:s text:c="3"/>zugFährtaufWeicheZu</text:p>
      <text:p text:style-name="P21"/>
      <text:h text:style-name="Heading_20_2" text:outline-level="2"><text:s/>Testfallbeschreibung</text:h>
      <text:p text:style-name="P26">Dieser Testfall dient zur Überprüfung der lokalen Funktion static boolean zugFaehrtAufWeicheZu (byte weicheNr) des Moduls Befehlsvalidierung. </text:p>
      <text:h text:style-name="Heading_20_2" text:outline-level="2"><text:s/>Testskript</text:h>
      <text:p text:style-name="P11">Dies wird mit folgendem Test-Skript realisiert:</text:p>
      <text:p text:style-name="P11">siehe 'Google Code → 04_Test → 04.02_Testskripts → 04.02.01_Befehlsvalidierung_ zugFährtaufWeicheZu'</text:p>
      <text:h text:style-name="P37" text:outline-level="2"><text:s/>Test-Protokoll</text:h>
      <text:p text:style-name="P18">Das Konsolen-Ergebnis wird in das Dokument 'Protokoll_Test_Befehlsvalidierung_ zugFährtaufWeicheZu' kopiert und diese Datei im Ordner 'Google Code → Dokumente → 04_Tests → 04.03_Testprotokolle → 04.03.01_Befehlsvalidierung' abgelegt.</text:p>
      <text:h text:style-name="P36" text:outline-level="1"><text:s text:c="2"/>Testfall 14 „ZielGleisundWeiche“</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ZielGleisundWeiche</text:p>
      <text:p text:style-name="P23">Verzeichnisse:</text:p>
      <text:p text:style-name="P22">Testskripts:<text:tab/>Google Code → Dokumente → 04_Tests → 04.02_Testskript → 04.02.01_ Befehlsvalidierung_ZielGleisundWeiche</text:p>
      <text:p text:style-name="P22">Testprotokolle:<text:tab/>Google Code → Dokumente → 04_Tests → 04.03_Testprotokolle → <text:s/>04.03.01_ Befehlsvalidierung_ZielGleisundWeiche</text:p>
      <text:p text:style-name="P21"/>
      <text:h text:style-name="Heading_20_2" text:outline-level="2"><text:s/>Testfallbeschreibung</text:h>
      <text:p text:style-name="P26">Dieser Testfall dient zur Überprüfung der lokalen Funktion static void zielGleisUndWeiche (byte zugPos, byte richtung, byte *ziel, byte *weiche). Die Funktion dient dazu, zu einer gegebenen Zugposition sowie einer Richtung, in der sich der Zug bewegt, das Zielgleis und die nächste Weiche zu bestimmen. </text:p>
      <text:h text:style-name="Heading_20_2" text:outline-level="2"><text:s/>Testskript</text:h>
      <text:p text:style-name="P11">Um den im vorangegangenen Abschnitt beschriebenen Testfall zu realisieren, wird ein Testskript angefertigt. Aus diesem Testskript heraus wird die Funktion aufgerufen. Übergeben werden dabei unterschiedliche Zugpositionen bzw. Richtungen. Die daraus ermittelten Ziele sind mit dem erwarteten Ergebnis zu überprüfen. </text:p>
      <text:p text:style-name="P11">Dies wird mit folgendem Test-Skript realisiert:</text:p>
      <text:p text:style-name="P11">siehe 'Google Code → 04_Test → 04.02_Testskripts → 04.02.01_Befehlsvalidierung_ ZielGleisundWeiche'</text:p>
      <text:h text:style-name="P37" text:outline-level="2"><text:s/>Test-Protokoll</text:h>
      <text:p text:style-name="Standard">Das Konsolen-Ergebnis wird in das Dokument 'Protokoll_Test_Befehlsvalidierung_ ZielGleisundWeiche' kopiert und diese Datei im Ordner 'Google Code → Dokumente → 04_Tests → 04.03_Testprotokolle → 04.03.01_Befehlsvalidierung' abgelegt.</text:p>
      <text:h text:style-name="P36" text:outline-level="1"><text:s text:c="2"/>Testfall 15 „void workBV“</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workBV</text:p>
      <text:p text:style-name="P23">Verzeichnisse:</text:p>
      <text:p text:style-name="P22">Testskripts:<text:tab/>Google Code → Dokumente → 04_Tests → 04.02_Testskript → 04.02.01_ Befehlsvalidierung_workBV</text:p>
      <text:p text:style-name="P22">Testprotokolle:<text:tab/>Google Code → Dokumente → 04_Tests → 04.03_Testprotokolle → <text:s/>04.03.01_ Befehlsvalidierung_workBV</text:p>
      <text:p text:style-name="P21"/>
      <text:h text:style-name="Heading_20_2" text:outline-level="2"><text:s/>Testfallbeschreibung</text:h>
      <text:p text:style-name="P26">Dieser Testfall dient zur Überprüfung Funktion void workBV (void) der Befehlsvalidierung, welche von der Betriebsmittelverwaltung aufgerufen und die gesamte Funktionalität der Befehlsvalidierung zur Verfügung stellt. </text:p>
      <text:p text:style-name="P26">Es ist zu überprüfen, dass ein Aufruf der void workBV (void) Schnittstelle die vorher spezifizierte Funktionalität tatsächlich zur Verfügung stellt. Die einzelnen innerhalb dieser Funktion aufzurufenen lokalen Hilfsfunktionen wurden bereits in den vorangegangen beschriebenen Testfällen auf deren einwandfreie Funktion hin überprüft. Nun gilt es sicherzustellen, dass die einzelnen Funktion wirklich aufgerufen werden und entsprechend der Spezifikation zusammenarbeiten. </text:p>
      <text:h text:style-name="Heading_20_2" text:outline-level="2"><text:s/>Testskript</text:h>
      <text:p text:style-name="P11">Um den im vorangegangenen Abschnitt beschriebenen Testfall zu realisieren, wird ein Testskript angefertigt.</text:p>
      <text:p text:style-name="P11">Aufgebaut ist die Funktion void workBV(void) aus einer switch - case Abfrage mit vier Blöcken sowie einem default - Block. Die Unterscheidung zwischen den einzelnen Blöcken erfolgt anhand der Variablen nextState. </text:p>
      <text:list xml:id="list32584660" text:style-name="L6">
        <text:list-item>
          <text:p text:style-name="P44">nextState 0: Wenn keine neuen Sensordaten eingetroffen, werden keine Aktionen <text:tab/>ausgeführt.</text:p>
        </text:list-item>
        <text:list-item>
          <text:p text:style-name="P45">nextState 1: Gleisbild auf kritische Zustände prüfen</text:p>
        </text:list-item>
        <text:list-item>
          <text:p text:style-name="P45">nextState 2: Streckenbefehl überprüfen und (wenn OK) an Ergebnisvalidierung senden</text:p>
        </text:list-item>
        <text:list-item>
          <text:p text:style-name="P45">nextState 3: Wird ausgeführt, wenn Kopien der Streckentopologie manipuliert wurden</text:p>
        </text:list-item>
      </text:list>
      <text:p text:style-name="P11">Der Wert der Variablen nextState wird vor der Ausführung der Funktion gesetzt. Zum Testen der Funktion wird dies durch das Testskript vorgenommen. Dieses setzt nextState der Reihe nach auf null, eins, zwei und drei. <text:s/>Somit kann der Reihe nach überprüft werden, ob die Anweisungen im jeweiligen case - Block ausgeführt bzw. richtig ausgeführt werden. Nach der <text:soft-page-break/>Ausführung aller Anweisungen in einem case - Block wird überprüft, ob die Funktion entsprechend der Spezifikation reagiert hat. Dies lässt sich an dem neu zugewiesenen Wert für nextState oder an einem Aufruf von emergency_off() feststellen. Weichen erwartetes und tatsächliches Ergebnis voneinander ab, wird ein Fehler auf der Konsole ausgegeben. </text:p>
      <text:p text:style-name="P11">Um den im vorangegangenen Abschnitt beschriebenen Testfall zu realisieren, wird ein Testskript angefertigt.</text:p>
      <text:p text:style-name="P11">Dies wird mit folgendem Test-Skript realisiert:</text:p>
      <text:p text:style-name="P11">siehe 'Google Code → 04_Test → 04.02_Testskripts → 04.02.01_Befehlsvalidierung_workBV'</text:p>
      <text:h text:style-name="Heading_20_2" text:outline-level="2"><text:s/>Test-Referenz</text:h>
      <text:p text:style-name="P11">In der folgenden Tabelle sind die Werte der Variablen dargestellt, mit denen die einzelnen case - Blöcke aufgerufen werden sollen. Hierdurch wird sichergestellt, dass alle Ausweisungen überprüft werden.</text:p>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Table_20_Contents">Nr.:</text:p>
          </table:table-cell>
          <table:table-cell table:style-name="Tabelle6.A1" office:value-type="string">
            <text:p text:style-name="Table_20_Contents">nextState</text:p>
          </table:table-cell>
          <table:table-cell table:style-name="Tabelle6.A1" office:value-type="string">
            <text:p text:style-name="Table_20_Contents">Variablen - Belegung:</text:p>
          </table:table-cell>
          <table:table-cell table:style-name="Tabelle6.D1" office:value-type="string">
            <text:p text:style-name="Table_20_Contents">Ergebnis:</text:p>
          </table:table-cell>
        </table:table-row>
        <table:table-row>
          <table:table-cell table:style-name="Tabelle6.A2" office:value-type="float" office:value="1">
            <text:p text:style-name="Table_20_Contents">1</text:p>
          </table:table-cell>
          <table:table-cell table:style-name="Tabelle6.A2" office:value-type="float" office:value="0">
            <text:p text:style-name="Table_20_Contents">0</text:p>
          </table:table-cell>
          <table:table-cell table:style-name="Tabelle6.C2" office:value-type="string">
            <text:p text:style-name="Table_20_Contents">S88_BV_sensordaten.Byte0 == Leer <text:s/>&amp;&amp; S88_BV_sensordaten.Byte1== Leer</text:p>
          </table:table-cell>
          <table:table-cell table:style-name="Tabelle6.D2" office:value-type="string">
            <text:p text:style-name="Table_20_Contents">nextState = 2</text:p>
          </table:table-cell>
        </table:table-row>
        <table:table-row>
          <table:table-cell table:style-name="Tabelle6.A2" office:value-type="float" office:value="2">
            <text:p text:style-name="Table_20_Contents">2</text:p>
          </table:table-cell>
          <table:table-cell table:style-name="Tabelle6.A2" office:value-type="float" office:value="0">
            <text:p text:style-name="Table_20_Contents">0</text:p>
          </table:table-cell>
          <table:table-cell table:style-name="Tabelle6.C2" office:value-type="string">
            <text:p text:style-name="Table_20_Contents">S88_BV_sensordaten.Byte0 &lt;&gt; Leer <text:s/>&amp;&amp; S88_BV_sensordaten.Byte1== Leer;</text:p>
            <text:p text:style-name="Table_20_Contents">checkSensorDaten() == False || sendSensorDaten == False</text:p>
          </table:table-cell>
          <table:table-cell table:style-name="Tabelle6.D2" office:value-type="string">
            <text:p text:style-name="Table_20_Contents">Aufruf von emergency_off ()</text:p>
          </table:table-cell>
        </table:table-row>
        <table:table-row>
          <table:table-cell table:style-name="Tabelle6.A2" office:value-type="float" office:value="3">
            <text:p text:style-name="Table_20_Contents">3</text:p>
          </table:table-cell>
          <table:table-cell table:style-name="Tabelle6.A2" office:value-type="float" office:value="0">
            <text:p text:style-name="Table_20_Contents">0</text:p>
          </table:table-cell>
          <table:table-cell table:style-name="Tabelle6.C2" office:value-type="string">
            <text:p text:style-name="Table_20_Contents">S88_BV_sensordaten.Byte0 &lt;&gt; Leer <text:s/>&amp;&amp; S88_BV_sensordaten.Byte1== Leer;</text:p>
            <text:p text:style-name="Table_20_Contents">checkSensorDaten() &lt;&gt; False || sendSensorDaten &lt;&gt; False</text:p>
          </table:table-cell>
          <table:table-cell table:style-name="Tabelle6.D2" office:value-type="string">
            <text:p text:style-name="Table_20_Contents">nextState = 1</text:p>
          </table:table-cell>
        </table:table-row>
        <table:table-row>
          <table:table-cell table:style-name="Tabelle6.A2" office:value-type="float" office:value="4">
            <text:p text:style-name="Table_20_Contents">4</text:p>
          </table:table-cell>
          <table:table-cell table:style-name="Tabelle6.A2" office:value-type="float" office:value="1">
            <text:p text:style-name="Table_20_Contents">1</text:p>
          </table:table-cell>
          <table:table-cell table:style-name="Tabelle6.C2" office:value-type="string">
            <text:p text:style-name="Table_20_Contents">checkKritischerZustand() == False; criticalStateCounter &gt; MAX_KRITISCH</text:p>
          </table:table-cell>
          <table:table-cell table:style-name="Tabelle6.D2" office:value-type="string">
            <text:p text:style-name="Table_20_Contents">Aufruf von emergency_off()</text:p>
          </table:table-cell>
        </table:table-row>
        <table:table-row>
          <table:table-cell table:style-name="Tabelle6.A2" office:value-type="float" office:value="5">
            <text:p text:style-name="Table_20_Contents">5</text:p>
          </table:table-cell>
          <table:table-cell table:style-name="Tabelle6.A2" office:value-type="float" office:value="1">
            <text:p text:style-name="Table_20_Contents">1</text:p>
          </table:table-cell>
          <table:table-cell table:style-name="Tabelle6.C2" office:value-type="string">
            <text:p text:style-name="Table_20_Contents">checkKritischerZustand() &lt;&gt; False;</text:p>
          </table:table-cell>
          <table:table-cell table:style-name="Tabelle6.D2" office:value-type="string">
            <text:p text:style-name="Table_20_Contents">nextState = 2; criticalStateCounter = 0;</text:p>
          </table:table-cell>
        </table:table-row>
        <table:table-row>
          <table:table-cell table:style-name="Tabelle6.A2" office:value-type="float" office:value="6">
            <text:p text:style-name="Table_20_Contents">6</text:p>
          </table:table-cell>
          <table:table-cell table:style-name="Tabelle6.A2" office:value-type="float" office:value="2">
            <text:p text:style-name="Table_20_Contents">2</text:p>
          </table:table-cell>
          <table:table-cell table:style-name="Tabelle6.C2" office:value-type="string">
            <text:p text:style-name="Table_20_Contents">checkStreckenBefehl() == True</text:p>
          </table:table-cell>
          <table:table-cell table:style-name="Tabelle6.D2" office:value-type="string">
            <text:p text:style-name="Table_20_Contents">nextState = 0</text:p>
          </table:table-cell>
        </table:table-row>
        <table:table-row>
          <table:table-cell table:style-name="Tabelle6.A2" office:value-type="float" office:value="7">
            <text:p text:style-name="Table_20_Contents">7</text:p>
          </table:table-cell>
          <table:table-cell table:style-name="Tabelle6.A2" office:value-type="float" office:value="3">
            <text:p text:style-name="Table_20_Contents">3</text:p>
          </table:table-cell>
          <table:table-cell table:style-name="Tabelle6.C2" office:value-type="string">
            <text:p text:style-name="Table_20_Contents">checkStreckentopologie() == False</text:p>
          </table:table-cell>
          <table:table-cell table:style-name="Tabelle6.D2" office:value-type="string">
            <text:p text:style-name="Table_20_Contents">Aufruf von emergency_off()</text:p>
          </table:table-cell>
        </table:table-row>
        <table:table-row>
          <table:table-cell table:style-name="Tabelle6.A2" office:value-type="float" office:value="8">
            <text:p text:style-name="Table_20_Contents">8</text:p>
          </table:table-cell>
          <table:table-cell table:style-name="Tabelle6.A2" office:value-type="float" office:value="3">
            <text:p text:style-name="Table_20_Contents">3</text:p>
          </table:table-cell>
          <table:table-cell table:style-name="Tabelle6.C2" office:value-type="string">
            <text:p text:style-name="Table_20_Contents">checkStreckentopologie() &lt;&gt; False</text:p>
          </table:table-cell>
          <table:table-cell table:style-name="Tabelle6.D2" office:value-type="string">
            <text:p text:style-name="Table_20_Contents">nextState = 2</text:p>
          </table:table-cell>
        </table:table-row>
      </table:table>
      <text:p text:style-name="Standard"/>
      <text:h text:style-name="P37" text:outline-level="2"><text:soft-page-break/><text:s/>Test-Protokoll</text:h>
      <text:p text:style-name="Standard">Das Konsolen-Ergebnis wird in das Dokument 'Protokoll_Test_Befehlsvalidierung_workBV' kopiert und diese Datei im Ordner 'Google Code → Dokumente → 04_Tests → 04.03_Testprotokolle → 04.03.01_Befehlsvalidierung' abgelegt.</text:p>
      <text:h text:style-name="P36" text:outline-level="1"><text:s/>Auswertung</text:h>
      <text:p text:style-name="P12">Die Auswertung der Testfälle wird im Anschluss an die 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ans-serif"/>
    <style:font-face style:name="OpenSymbol" svg:font-family="OpenSymbol"/>
    <style:font-face style:name="StarSymbol" svg:font-family="StarSymbol"/>
    <style:font-face style:name="Tahoma1"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font-size="14pt" fo:language="zxx" fo:country="none" style:font-size-asian="14pt" style:language-asian="zxx" style:country-asian="none" style:font-size-complex="14pt"/>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font-size="14pt" fo:language="zxx" fo:country="none" style:font-size-asian="14pt" style:language-asian="zxx" style:country-asian="none" style:font-size-complex="14pt"/>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4pt" fo:language="zxx" fo:country="none" style:font-size-asian="14pt" style:language-asian="zxx" style:country-asian="none" style:font-size-complex="14pt"/>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 'Befehlsvalidierung'</text:reference-ref></text:p>
              </table:table-cell>
              <table:table-cell table:style-name="Tabelle2.A1" office:value-type="string">
                <text:p text:style-name="MP2"/>
              </table:table-cell>
              <table:table-cell table:style-name="Tabelle2.A1" office:value-type="string">
                <text:p text:style-name="MP3"><text:chapter text:display="name" text:outline-level="1"> Historie</text:chapter></text:p>
              </table:table-cell>
            </table:table-row>
          </table:table-header-rows>
        </table:table>
        <text:p text:style-name="MP4"><draw:frame draw:style-name="Mfr1" draw:name="Rahmen9" text:anchor-type="char" svg:x="0cm" svg:y="4.501cm" svg:width="17.701cm" svg:height="0.4cm" draw:z-index="21"><draw:text-box><text:p text:style-name="MP5"><text:s/></text:p><text:p text:style-name="MP5"/><text:p text:style-name="MP5"/></draw:text-box></draw:frame></text:p>
      </style:header>
      <style:footer>
        <text:p text:style-name="Footer"><draw:frame draw:style-name="Mfr1" draw:name="Rahmen8" text:anchor-type="char" svg:x="0cm" svg:y="27.303cm" svg:width="17.701cm" svg:height="0.4cm" draw:z-index="59"><draw:text-box><text:p text:style-name="MP6"/></draw:text-box></draw:frame><text:tab/>Version <text:span text:style-name="MT1"><text:reference-ref text:reference-format="text" text:ref-name="Version">0.4</text:reference-ref></text:span> vom <text:modification-date style:data-style-name="N36">08.06.2010</text:modification-date><text:tab/>Seite <text:page-number text:select-page="current">32</text:page-number>/<text:page-count style:num-format="1">32</text:page-count></text:p>
      </style:footer>
    </style:master-page>
    <style:master-page style:name="First_20_Page" style:display-name="First Page" style:page-layout-name="Mpm1" style:next-style-name="Standard">
      <style:header>
        <text:p text:style-name="MP7"><text:span text:style-name="MT2"><text:reference-ref text:reference-format="text" text:ref-name="Titel">Testspezifikation 'Befehlsvalidierung'</text:reference-ref></text:span><draw:frame draw:style-name="Mfr1" draw:name="Rahmen11" text:anchor-type="char" svg:x="0cm" svg:y="4.501cm" svg:width="17.701cm" svg:height="0.4cm" draw:z-index="62"><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63"><draw:text-box><text:p text:style-name="MP6"/></draw:text-box></draw:frame><text:tab/>Version <text:span text:style-name="MT1"><text:reference-ref text:reference-format="text" text:ref-name="Version">0.4</text:reference-ref></text:span> vom <text:modification-date style:data-style-name="N36">08.06.2010</text:modification-date><text:tab/>Seite <text:page-number text:select-page="current">32</text:page-number>/<text:page-count style:num-format="1">3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Testspezifikation 'Not-Aus-Treiber'</dc:title>
    <dc:subject>Sichere Eisenbahnsteuerung</dc:subject>
    <meta:initial-creator>Norman Nieß</meta:initial-creator>
    <meta:creation-date>2010-04-21T17:30:25</meta:creation-date>
    <meta:editing-cycles>197</meta:editing-cycles>
    <meta:editing-duration>PT29H55M38S</meta:editing-duration>
    <dc:date>2010-06-08T12:49:04.94</dc:date>
    <dc:creator>Felix Geber</dc:creator>
    <meta:printed-by>Peter Pan</meta:printed-by>
    <meta:print-date>2010-06-02T20:22:54.78</meta:print-date>
    <meta:document-statistic meta:table-count="6" meta:image-count="0" meta:object-count="0" meta:page-count="32" meta:paragraph-count="547" meta:word-count="4852" meta:character-count="39130"/>
    <meta:user-defined meta:name="Info 1"/>
    <meta:user-defined meta:name="Info 2"/>
    <meta:user-defined meta:name="Info 3"/>
    <meta:user-defined meta:name="Info 4"/>
  </office:meta>
</office:document-meta>
</file>